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line-height="100%" style:writing-mode="lr-tb"/>
    </style:style>
    <style:style style:name="P3" style:family="paragraph" style:parent-style-name="Heading_20_1">
      <style:paragraph-properties fo:break-before="auto" fo:line-height="100%" style:writing-mode="lr-tb"/>
    </style:style>
    <style:style style:name="P4" style:family="paragraph" style:parent-style-name="Heading_20_1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P5" style:family="paragraph" style:parent-style-name="Standard">
      <style:paragraph-properties fo:break-before="auto" fo:line-height="100%" style:writing-mode="lr-tb"/>
      <style:text-properties fo:font-size="15pt" style:font-size-asian="15pt" style:font-size-complex="15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P8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 style:text-underline-style="solid" style:text-underline-color="font-color"/>
    </style:style>
    <style:style style:name="P9" style:family="paragraph" style:parent-style-name="Heading_20_2">
      <style:paragraph-properties fo:break-before="auto" fo:line-height="100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P10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 style:text-underline-style="solid" style:text-underline-color="font-color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P19" style:family="paragraph" style:parent-style-name="Standard">
      <style:paragraph-properties fo:break-before="auto" fo:line-height="115%" fo:margin-top="0cm" fo:margin-bottom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P20" style:family="paragraph" style:parent-style-name="Standard">
      <style:paragraph-properties fo:break-before="auto" fo:line-height="100%" style:writing-mode="lr-tb"/>
    </style:style>
    <style:style style:name="P21" style:family="paragraph" style:parent-style-name="Standard">
      <style:paragraph-properties fo:break-before="auto" fo:line-height="100%" style:writing-mode="lr-tb"/>
    </style:style>
    <style:style style:name="P22" style:family="paragraph" style:parent-style-name="Standard">
      <style:paragraph-properties fo:break-before="auto" fo:line-height="100%" style:writing-mode="lr-tb"/>
    </style:style>
    <style:style style:name="P23" style:family="paragraph" style:parent-style-name="Heading_20_2">
      <style:paragraph-properties fo:break-before="auto" fo:text-indent="0cm" fo:line-height="100%" fo:margin-lef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P24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 style:text-underline-style="solid" style:text-underline-color="font-color"/>
    </style:style>
    <style:style style:name="P25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 style:text-underline-style="solid" style:text-underline-color="font-color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P31" style:family="paragraph" style:parent-style-name="Standard">
      <style:paragraph-properties fo:break-before="auto" fo:line-height="115%" fo:margin-top="0cm" fo:margin-bottom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P32" style:family="paragraph" style:parent-style-name="Standard">
      <style:paragraph-properties fo:break-before="auto" fo:line-height="100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T34_135" style:family="text"/>
    <style:style style:name="T34_136" style:family="text"/>
    <style:style style:name="T34_137" style:family="text"/>
    <style:style style:name="T34_138" style:family="text"/>
    <style:style style:name="T34_139" style:family="text"/>
    <style:style style:name="T34_140" style:family="text"/>
    <style:style style:name="T34_141" style:family="text"/>
    <style:style style:name="T34_142" style:family="text"/>
    <style:style style:name="T34_143" style:family="text"/>
    <style:style style:name="T34_144" style:family="text"/>
    <style:style style:name="T34_145" style:family="text"/>
    <style:style style:name="T34_146" style:family="text"/>
    <style:style style:name="T34_147" style:family="text"/>
    <style:style style:name="T34_148" style:family="text"/>
    <style:style style:name="T34_149" style:family="text"/>
    <style:style style:name="T34_150" style:family="text"/>
    <style:style style:name="T34_151" style:family="text"/>
    <style:style style:name="T34_152" style:family="text"/>
    <style:style style:name="T34_153" style:family="text"/>
    <style:style style:name="T34_154" style:family="text"/>
    <style:style style:name="P35" style:family="paragraph" style:parent-style-name="Standard">
      <style:paragraph-properties fo:break-before="auto" fo:line-height="100%" style:writing-mode="lr-tb"/>
    </style:style>
    <style:style style:name="P36" style:family="paragraph" style:parent-style-name="Heading_20_1">
      <style:paragraph-properties fo:break-before="auto" fo:line-height="100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 style:text-underline-style="solid" style:text-underline-color="font-color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>
      <style:text-properties fo:color="#1155cc" style:text-underline-style="solid" style:text-underline-color="font-color"/>
    </style:style>
    <style:style style:name="T40_34" style:family="text"/>
    <style:style style:name="T40_35" style:family="text">
      <style:text-properties fo:color="#1155cc" style:text-underline-style="solid" style:text-underline-color="font-color"/>
    </style:style>
    <style:style style:name="T40_36" style:family="text"/>
    <style:style style:name="T40_37" style:family="text">
      <style:text-properties fo:color="#1155cc" style:text-underline-style="solid" style:text-underline-color="font-color"/>
    </style:style>
    <style:style style:name="T40_38" style:family="text"/>
    <style:style style:name="T40_39" style:family="text">
      <style:text-properties fo:color="#1155cc" style:text-underline-style="solid" style:text-underline-color="font-color"/>
    </style:style>
    <style:style style:name="T40_40" style:family="text"/>
    <style:style style:name="T40_41" style:family="text">
      <style:text-properties fo:color="#1155cc" style:text-underline-style="solid" style:text-underline-color="font-color"/>
    </style:style>
    <style:style style:name="T40_42" style:family="text"/>
    <style:style style:name="T40_43" style:family="text">
      <style:text-properties fo:color="#1155cc" style:text-underline-style="solid" style:text-underline-color="font-color"/>
    </style:style>
    <style:style style:name="T40_44" style:family="text"/>
    <style:style style:name="T40_45" style:family="text">
      <style:text-properties fo:color="#1155cc" style:text-underline-style="solid" style:text-underline-color="font-color"/>
    </style:style>
    <style:style style:name="T40_46" style:family="text"/>
    <style:style style:name="T40_47" style:family="text">
      <style:text-properties fo:color="#1155cc" style:text-underline-style="solid" style:text-underline-color="font-color"/>
    </style:style>
    <style:style style:name="T40_48" style:family="text"/>
    <style:style style:name="T40_49" style:family="text">
      <style:text-properties fo:color="#1155cc" style:text-underline-style="solid" style:text-underline-color="font-color"/>
    </style:style>
    <style:style style:name="T40_50" style:family="text"/>
    <style:style style:name="T40_51" style:family="text">
      <style:text-properties fo:color="#1155cc" style:text-underline-style="solid" style:text-underline-color="font-color"/>
    </style:style>
    <style:style style:name="T40_52" style:family="text"/>
    <style:style style:name="P41" style:family="paragraph" style:parent-style-name="Standard">
      <style:paragraph-properties fo:break-before="auto" fo:line-height="100%" style:writing-mode="lr-tb"/>
    </style:style>
    <style:style style:name="P42" style:family="paragraph" style:parent-style-name="Heading_20_2">
      <style:paragraph-properties fo:break-before="auto" fo:line-height="100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P43" style:family="paragraph" style:parent-style-name="Standard">
      <style:paragraph-properties fo:break-before="auto" fo:line-height="100%" style:writing-mode="lr-tb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T46_112" style:family="text"/>
    <style:style style:name="T46_113" style:family="text"/>
    <style:style style:name="T46_114" style:family="text"/>
    <style:style style:name="T46_115" style:family="text"/>
    <style:style style:name="T46_116" style:family="text"/>
    <style:style style:name="T46_117" style:family="text"/>
    <style:style style:name="T46_118" style:family="text"/>
    <style:style style:name="T46_119" style:family="text"/>
    <style:style style:name="T46_120" style:family="text"/>
    <style:style style:name="T46_121" style:family="text"/>
    <style:style style:name="T46_122" style:family="text"/>
    <style:style style:name="T46_123" style:family="text"/>
    <style:style style:name="T46_124" style:family="text"/>
    <style:style style:name="T46_125" style:family="text"/>
    <style:style style:name="T46_126" style:family="text"/>
    <style:style style:name="T46_127" style:family="text"/>
    <style:style style:name="T46_128" style:family="text"/>
    <style:style style:name="T46_129" style:family="text"/>
    <style:style style:name="T46_130" style:family="text"/>
    <style:style style:name="T46_131" style:family="text"/>
    <style:style style:name="T46_132" style:family="text"/>
    <style:style style:name="T46_133" style:family="text"/>
    <style:style style:name="T46_134" style:family="text"/>
    <style:style style:name="T46_135" style:family="text"/>
    <style:style style:name="T46_136" style:family="text"/>
    <style:style style:name="T46_137" style:family="text"/>
    <style:style style:name="T46_138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P48" style:family="paragraph" style:parent-style-name="Standard">
      <style:paragraph-properties fo:break-before="auto" fo:line-height="115%" fo:margin-top="0cm" fo:margin-bottom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P49" style:family="paragraph" style:parent-style-name="Standard">
      <style:paragraph-properties fo:break-before="auto" fo:line-height="100%" style:writing-mode="lr-tb"/>
    </style:style>
    <style:style style:name="T49_1" style:family="text"/>
    <style:style style:name="P50" style:family="paragraph" style:parent-style-name="Heading_20_2">
      <style:paragraph-properties fo:break-before="auto" fo:text-indent="0cm" fo:line-height="100%" fo:margin-left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P51" style:family="paragraph" style:parent-style-name="Standard">
      <style:paragraph-properties fo:break-before="auto" fo:text-indent="1.27cm" fo:line-height="100%" style:writing-mode="lr-tb"/>
      <style:text-properties fo:font-weight="bold" style:font-weight-asian="bold" style:font-weight-complex="bold" style:text-underline-style="solid" style:text-underline-color="font-color"/>
    </style:style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P53" style:family="paragraph" style:parent-style-name="Standard">
      <style:paragraph-properties fo:break-before="auto" fo:line-height="115%" fo:margin-top="0cm" fo:margin-bottom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Heading_20_2">
      <style:paragraph-properties fo:break-before="auto" fo:line-height="100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P58" style:family="paragraph" style:parent-style-name="Standard">
      <style:paragraph-properties fo:break-before="auto" fo:line-height="100%" style:writing-mode="lr-tb"/>
    </style:style>
    <style:style style:name="T58_1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T59_85" style:family="text"/>
    <style:style style:name="T59_86" style:family="text"/>
    <style:style style:name="T59_87" style:family="text"/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T59_93" style:family="text"/>
    <style:style style:name="T59_94" style:family="text"/>
    <style:style style:name="T59_95" style:family="text"/>
    <style:style style:name="T59_96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P62" style:family="paragraph" style:parent-style-name="Standard">
      <style:paragraph-properties fo:break-before="auto" fo:line-height="115%" fo:margin-top="0cm" fo:margin-bottom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00%" style:writing-mode="lr-tb"/>
    </style:style>
    <style:style style:name="P65" style:family="paragraph" style:parent-style-name="Heading_20_2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P72" style:family="paragraph" style:parent-style-name="Standard">
      <style:paragraph-properties fo:break-before="auto" fo:line-height="115%" fo:margin-top="0cm" fo:margin-bottom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</office:automatic-styles>
  <office:body>
    <office:text>
      <text:p text:style-name="P1"><text:span text:style-name="T1_1"><text:tab/><text:s/><text:tab/><text:s/><text:tab/><text:s/><text:tab/></text:span></text:p>
      <text:p text:style-name="P2"/>
      <text:h text:style-name="P3" text:outline-level="10"><text:bookmark-start text:name="h.ur73m9k0pj8m"/><text:bookmark-end text:name="h.ur73m9k0pj8m"/></text:h>
      <text:h text:style-name="P4" text:outline-level="10"><text:span text:style-name="T4_1">La</text:span><text:span text:style-name="T4_2"><text:s/></text:span><text:span text:style-name="T4_3">main</text:span><text:span text:style-name="T4_4"><text:s/>:</text:span></text:h>
      <text:p text:style-name="P5"/>
      <text:p text:style-name="P6"/>
      <text:p text:style-name="P7"><text:span text:style-name="T7_1">Le</text:span><text:span text:style-name="T7_2"><text:s/></text:span><text:span text:style-name="T7_3">projet</text:span><text:span text:style-name="T7_4"><text:s/></text:span><text:span text:style-name="T7_5">a</text:span><text:span text:style-name="T7_6"><text:s/></text:span><text:span text:style-name="T7_7">été</text:span><text:span text:style-name="T7_8"><text:s/></text:span><text:span text:style-name="T7_9">porté</text:span><text:span text:style-name="T7_10"><text:s/></text:span><text:span text:style-name="T7_11">pendant</text:span><text:span text:style-name="T7_12"><text:s/></text:span><text:span text:style-name="T7_13">l</text:span><text:span text:style-name="T7_14">’</text:span><text:span text:style-name="T7_15">année</text:span><text:span text:style-name="T7_16"><text:s/></text:span><text:span text:style-name="T7_17">précédente</text:span><text:span text:style-name="T7_18"><text:s/></text:span><text:span text:style-name="T7_19">par</text:span><text:span text:style-name="T7_20"><text:s/></text:span><text:span text:style-name="T7_21">un</text:span><text:span text:style-name="T7_22"><text:s/></text:span><text:span text:style-name="T7_23">élève</text:span><text:span text:style-name="T7_24"><text:s/></text:span><text:span text:style-name="T7_25">de</text:span><text:span text:style-name="T7_26"><text:s/></text:span><text:span text:style-name="T7_27">l</text:span><text:span text:style-name="T7_28">’</text:span><text:span text:style-name="T7_29">Enssat</text:span><text:span text:style-name="T7_30">.<text:s/></text:span><text:span text:style-name="T7_31">Nous</text:span><text:span text:style-name="T7_32"><text:s/></text:span><text:span text:style-name="T7_33">allons</text:span><text:span text:style-name="T7_34"><text:s/></text:span><text:span text:style-name="T7_35">tout</text:span><text:span text:style-name="T7_36"><text:s/></text:span><text:span text:style-name="T7_37">d</text:span><text:span text:style-name="T7_38">’</text:span><text:span text:style-name="T7_39">abord</text:span><text:span text:style-name="T7_40"><text:s/></text:span><text:span text:style-name="T7_41">présenter</text:span><text:span text:style-name="T7_42"><text:s/></text:span><text:span text:style-name="T7_43">son</text:span><text:span text:style-name="T7_44"><text:s/></text:span><text:span text:style-name="T7_45">état</text:span><text:span text:style-name="T7_46"><text:s/></text:span><text:span text:style-name="T7_47">d</text:span><text:span text:style-name="T7_48">’</text:span><text:span text:style-name="T7_49">avancement</text:span><text:span text:style-name="T7_50"><text:s/></text:span><text:span text:style-name="T7_51">final</text:span><text:span text:style-name="T7_52">.</text:span></text:p>
      <text:p text:style-name="P8"/>
      <text:h text:style-name="P9" text:outline-level="10"><text:bookmark-start text:name="h.8392brcd2chx"/><text:bookmark-end text:name="h.8392brcd2chx"/><text:span text:style-name="T9_1">Travail</text:span><text:span text:style-name="T9_2"><text:s/></text:span><text:span text:style-name="T9_3">réalisé</text:span><text:span text:style-name="T9_4"><text:s/>:</text:span></text:h>
      <text:p text:style-name="P10"/>
      <text:p text:style-name="P11"/>
      <text:list text:style-name="LS1" xml:id="list0">
        <text:list-item>
          <text:p text:style-name="P12"><text:span text:style-name="T12_1">La</text:span><text:span text:style-name="T12_2"><text:s/></text:span><text:span text:style-name="T12_3">main</text:span><text:span text:style-name="T12_4"><text:s/>:<text:s/></text:span><text:span text:style-name="T12_5">réalisée</text:span><text:span text:style-name="T12_6"><text:s/></text:span><text:span text:style-name="T12_7">et</text:span><text:span text:style-name="T12_8"><text:s/></text:span><text:span text:style-name="T12_9">fabriquée</text:span><text:span text:style-name="T12_10">.<text:s/><text:tab/></text:span></text:p>
        </text:list-item>
        <text:list-item>
          <text:p text:style-name="P13"><text:span text:style-name="T13_1">Quelques</text:span><text:span text:style-name="T13_2"><text:s/></text:span><text:span text:style-name="T13_3">remarques</text:span><text:span text:style-name="T13_4"><text:s/><text:tab/>:<text:s/></text:span><text:span text:style-name="T13_5">Nous</text:span><text:span text:style-name="T13_6"><text:s/></text:span><text:span text:style-name="T13_7">remarquons</text:span><text:span text:style-name="T13_8"><text:s/></text:span><text:span text:style-name="T13_9">que</text:span><text:span text:style-name="T13_10"><text:s/></text:span><text:span text:style-name="T13_11">l</text:span><text:span text:style-name="T13_12">'</text:span><text:span text:style-name="T13_13">index</text:span><text:span text:style-name="T13_14"><text:s/></text:span><text:span text:style-name="T13_15">ne</text:span><text:span text:style-name="T13_16"><text:s/></text:span><text:span text:style-name="T13_17">se</text:span><text:span text:style-name="T13_18"><text:s/></text:span><text:span text:style-name="T13_19">déplace</text:span><text:span text:style-name="T13_20"><text:s/></text:span><text:span text:style-name="T13_21">pas</text:span><text:span text:style-name="T13_22">.<text:s/></text:span><text:span text:style-name="T13_23">Il</text:span><text:span text:style-name="T13_24"><text:s/></text:span><text:span text:style-name="T13_25">s</text:span><text:span text:style-name="T13_26">'</text:span><text:span text:style-name="T13_27">agit</text:span><text:span text:style-name="T13_28"><text:s/></text:span><text:span text:style-name="T13_29">sans</text:span><text:span text:style-name="T13_30"><text:s/></text:span><text:span text:style-name="T13_31">doute</text:span><text:span text:style-name="T13_32"><text:s/></text:span><text:span text:style-name="T13_33">d</text:span><text:span text:style-name="T13_34">'</text:span><text:span text:style-name="T13_35">un</text:span><text:span text:style-name="T13_36"><text:s/></text:span><text:span text:style-name="T13_37">excès</text:span><text:span text:style-name="T13_38"><text:s/></text:span><text:span text:style-name="T13_39">de</text:span><text:span text:style-name="T13_40"><text:s/></text:span><text:span text:style-name="T13_41">colle</text:span><text:span text:style-name="T13_42"><text:s/></text:span><text:span text:style-name="T13_43">entre</text:span><text:span text:style-name="T13_44"><text:s/></text:span><text:span text:style-name="T13_45">les</text:span><text:span text:style-name="T13_46"><text:s/></text:span><text:span text:style-name="T13_47">phalanges</text:span><text:span text:style-name="T13_48">,<text:s/></text:span><text:span text:style-name="T13_49">de</text:span><text:span text:style-name="T13_50"><text:s/></text:span><text:span text:style-name="T13_51">ce</text:span><text:span text:style-name="T13_52"><text:s/></text:span><text:span text:style-name="T13_53">fait</text:span><text:span text:style-name="T13_54"><text:s/></text:span><text:span text:style-name="T13_55">cela</text:span><text:span text:style-name="T13_56"><text:s/></text:span><text:span text:style-name="T13_57">bloque</text:span><text:span text:style-name="T13_58"><text:s/></text:span><text:span text:style-name="T13_59">le</text:span><text:span text:style-name="T13_60"><text:s/></text:span><text:span text:style-name="T13_61">mécanisme</text:span><text:span text:style-name="T13_62">.</text:span></text:p>
        </text:list-item>
        <text:list-item>
          <text:p text:style-name="P14"><text:span text:style-name="T14_1">Certaines</text:span><text:span text:style-name="T14_2"><text:s/></text:span><text:span text:style-name="T14_3">des</text:span><text:span text:style-name="T14_4"><text:s/><text:tab/></text:span><text:span text:style-name="T14_5">liaisons</text:span><text:span text:style-name="T14_6"><text:s/></text:span><text:span text:style-name="T14_7">coincent</text:span><text:span text:style-name="T14_8"><text:s/></text:span><text:span text:style-name="T14_9">un</text:span><text:span text:style-name="T14_10"><text:s/></text:span><text:span text:style-name="T14_11">peu</text:span><text:span text:style-name="T14_12">.<text:s/></text:span><text:span text:style-name="T14_13">En</text:span><text:span text:style-name="T14_14"><text:s/></text:span><text:span text:style-name="T14_15">effet</text:span><text:span text:style-name="T14_16"><text:s/></text:span><text:span text:style-name="T14_17">sur</text:span><text:span text:style-name="T14_18"><text:s/></text:span><text:span text:style-name="T14_19">certaines</text:span><text:span text:style-name="T14_20"><text:s/></text:span><text:span text:style-name="T14_21">articulations</text:span><text:span text:style-name="T14_22"><text:s/></text:span><text:span text:style-name="T14_23">il</text:span><text:span text:style-name="T14_24"><text:s/></text:span><text:span text:style-name="T14_25">y</text:span><text:span text:style-name="T14_26"><text:s/></text:span><text:span text:style-name="T14_27">a</text:span><text:span text:style-name="T14_28"><text:s/></text:span><text:span text:style-name="T14_29">des</text:span><text:span text:style-name="T14_30"><text:s/></text:span><text:span text:style-name="T14_31">parties</text:span><text:span text:style-name="T14_32"><text:s/></text:span><text:span text:style-name="T14_33">qui</text:span><text:span text:style-name="T14_34"><text:s/></text:span><text:span text:style-name="T14_35">bloquent</text:span><text:span text:style-name="T14_36"><text:s/>(</text:span><text:span text:style-name="T14_37">main</text:span><text:span text:style-name="T14_38">/</text:span><text:span text:style-name="T14_39">doigt</text:span><text:span text:style-name="T14_40"><text:s/></text:span><text:span text:style-name="T14_41">au</text:span><text:span text:style-name="T14_42"><text:s/></text:span><text:span text:style-name="T14_43">niveau</text:span><text:span text:style-name="T14_44"><text:s/></text:span><text:span text:style-name="T14_45">de</text:span><text:span text:style-name="T14_46"><text:s/></text:span><text:span text:style-name="T14_47">l</text:span><text:span text:style-name="T14_48">'</text:span><text:span text:style-name="T14_49">auriculaire</text:span><text:span text:style-name="T14_50"><text:s/></text:span><text:span text:style-name="T14_51">et</text:span><text:span text:style-name="T14_52"><text:s/></text:span><text:span text:style-name="T14_53">du</text:span><text:span text:style-name="T14_54"><text:s/></text:span><text:span text:style-name="T14_55">majeur</text:span><text:span text:style-name="T14_56">).<text:s/></text:span><text:span text:style-name="T14_57">La</text:span><text:span text:style-name="T14_58"><text:s/></text:span><text:span text:style-name="T14_59">paume</text:span><text:span text:style-name="T14_60"><text:s/></text:span><text:span text:style-name="T14_61">au</text:span><text:span text:style-name="T14_62"><text:s/></text:span><text:span text:style-name="T14_63">niveau</text:span><text:span text:style-name="T14_64"><text:s/></text:span><text:span text:style-name="T14_65">de</text:span><text:span text:style-name="T14_66"><text:s/></text:span><text:span text:style-name="T14_67">l</text:span><text:span text:style-name="T14_68">'</text:span><text:span text:style-name="T14_69">annulaire</text:span><text:span text:style-name="T14_70"><text:s/></text:span><text:span text:style-name="T14_71">bloque</text:span><text:span text:style-name="T14_72"><text:s/></text:span><text:span text:style-name="T14_73">un</text:span><text:span text:style-name="T14_74"><text:s/></text:span><text:span text:style-name="T14_75">peu</text:span><text:span text:style-name="T14_76">,<text:s/></text:span><text:span text:style-name="T14_77">l</text:span><text:span text:style-name="T14_78">'</text:span><text:span text:style-name="T14_79">index</text:span><text:span text:style-name="T14_80"><text:s/></text:span><text:span text:style-name="T14_81">est</text:span><text:span text:style-name="T14_82"><text:s/></text:span><text:span text:style-name="T14_83">bloqué</text:span><text:span text:style-name="T14_84">.<text:s/><text:tab/></text:span></text:p>
        </text:list-item>
        <text:list-item>
          <text:p text:style-name="P15"><text:span text:style-name="T15_1">Nous</text:span><text:span text:style-name="T15_2"><text:s/></text:span><text:span text:style-name="T15_3">devrions</text:span><text:span text:style-name="T15_4"><text:s/></text:span><text:span text:style-name="T15_5">essayer</text:span><text:span text:style-name="T15_6"><text:s/></text:span><text:span text:style-name="T15_7">de</text:span><text:span text:style-name="T15_8"><text:s/></text:span><text:span text:style-name="T15_9">parfaire</text:span><text:span text:style-name="T15_10"><text:s/></text:span><text:span text:style-name="T15_11">les</text:span><text:span text:style-name="T15_12"><text:s/></text:span><text:span text:style-name="T15_13">liaisons</text:span><text:span text:style-name="T15_14"><text:s/></text:span><text:span text:style-name="T15_15">car</text:span><text:span text:style-name="T15_16"><text:s/></text:span><text:span text:style-name="T15_17">elles</text:span><text:span text:style-name="T15_18"><text:s/></text:span><text:span text:style-name="T15_19">sont</text:span><text:span text:style-name="T15_20"><text:s/></text:span><text:span text:style-name="T15_21">un</text:span><text:span text:style-name="T15_22"><text:s/></text:span><text:span text:style-name="T15_23">peu</text:span><text:span text:style-name="T15_24"><text:s/></text:span><text:span text:style-name="T15_25">rigides</text:span><text:span text:style-name="T15_26"><text:s/></text:span><text:span text:style-name="T15_27">pour</text:span><text:span text:style-name="T15_28"><text:s/><text:tab/></text:span><text:span text:style-name="T15_29">l</text:span><text:span text:style-name="T15_30">'</text:span><text:span text:style-name="T15_31">instant</text:span><text:span text:style-name="T15_32">.<text:s/><text:tab/></text:span></text:p>
        </text:list-item>
        <text:list-item>
          <text:p text:style-name="P16"><text:span text:style-name="T16_1">Le</text:span><text:span text:style-name="T16_2"><text:s/></text:span><text:span text:style-name="T16_3">fil</text:span><text:span text:style-name="T16_4"><text:s/></text:span><text:span text:style-name="T16_5">de</text:span><text:span text:style-name="T16_6"><text:s/></text:span><text:span text:style-name="T16_7">pêche</text:span><text:span text:style-name="T16_8"><text:s/></text:span><text:span text:style-name="T16_9">semble</text:span><text:span text:style-name="T16_10"><text:s/></text:span><text:span text:style-name="T16_11">fonctionner</text:span><text:span text:style-name="T16_12"><text:s/></text:span><text:span text:style-name="T16_13">en</text:span><text:span text:style-name="T16_14"><text:s/>"</text:span><text:span text:style-name="T16_15">angle</text:span><text:span text:style-name="T16_16">"<text:s/></text:span><text:span text:style-name="T16_17">dans</text:span><text:span text:style-name="T16_18"><text:s/></text:span><text:span text:style-name="T16_19">le</text:span><text:span text:style-name="T16_20"><text:s/></text:span><text:span text:style-name="T16_21">pouce</text:span><text:span text:style-name="T16_22">.<text:s/></text:span><text:span text:style-name="T16_23">Vérifier</text:span><text:span text:style-name="T16_24"><text:s/></text:span><text:span text:style-name="T16_25">qu</text:span><text:span text:style-name="T16_26">'</text:span><text:span text:style-name="T16_27">il</text:span><text:span text:style-name="T16_28"><text:s/></text:span><text:span text:style-name="T16_29">n</text:span><text:span text:style-name="T16_30">'</text:span><text:span text:style-name="T16_31">y</text:span><text:span text:style-name="T16_32"><text:s/></text:span><text:span text:style-name="T16_33">ait</text:span><text:span text:style-name="T16_34"><text:s/></text:span><text:span text:style-name="T16_35">pas</text:span><text:span text:style-name="T16_36"><text:s/></text:span><text:span text:style-name="T16_37">d</text:span><text:span text:style-name="T16_38">'</text:span><text:span text:style-name="T16_39">arêtes</text:span><text:span text:style-name="T16_40">.<text:s/><text:tab/></text:span></text:p>
        </text:list-item>
        <text:list-item>
          <text:p text:style-name="P17"><text:span text:style-name="T17_1">Le</text:span><text:span text:style-name="T17_2"><text:s/></text:span><text:span text:style-name="T17_3">système</text:span><text:span text:style-name="T17_4"><text:s/></text:span><text:span text:style-name="T17_5">semble</text:span><text:span text:style-name="T17_6"><text:s/></text:span><text:span text:style-name="T17_7">fonctionnel</text:span><text:span text:style-name="T17_8"><text:s/></text:span><text:span text:style-name="T17_9">mais</text:span><text:span text:style-name="T17_10"><text:s/></text:span><text:span text:style-name="T17_11">perfectible</text:span><text:span text:style-name="T17_12">.<text:s/><text:tab/></text:span></text:p>
        </text:list-item>
        <text:list-item>
          <text:p text:style-name="P18"><text:span text:style-name="T18_1">Le</text:span><text:span text:style-name="T18_2"><text:s/></text:span><text:span text:style-name="T18_3">poignet</text:span><text:span text:style-name="T18_4"><text:s/>:<text:s/></text:span><text:span text:style-name="T18_5">Il</text:span><text:span text:style-name="T18_6"><text:s/></text:span><text:span text:style-name="T18_7">manque</text:span><text:span text:style-name="T18_8"><text:s/></text:span><text:span text:style-name="T18_9">un</text:span><text:span text:style-name="T18_10"><text:s/></text:span><text:span text:style-name="T18_11">servo</text:span><text:span text:style-name="T18_12"><text:s/></text:span><text:span text:style-name="T18_13">dans</text:span><text:span text:style-name="T18_14"><text:s/></text:span><text:span text:style-name="T18_15">le</text:span><text:span text:style-name="T18_16"><text:s/></text:span><text:span text:style-name="T18_17">poignet</text:span><text:span text:style-name="T18_18"><text:s/></text:span><text:span text:style-name="T18_19">pour</text:span><text:span text:style-name="T18_20"><text:s/></text:span><text:span text:style-name="T18_21">réaliser</text:span><text:span text:style-name="T18_22"><text:s/></text:span><text:span text:style-name="T18_23">le</text:span><text:span text:style-name="T18_24"><text:s/></text:span><text:span text:style-name="T18_25">mouvement</text:span><text:span text:style-name="T18_26"><text:s/></text:span><text:span text:style-name="T18_27">de</text:span><text:span text:style-name="T18_28"><text:s/><text:tab/></text:span><text:span text:style-name="T18_29">rotation</text:span><text:span text:style-name="T18_30">.<text:s/></text:span><text:span text:style-name="T18_31">Les</text:span><text:span text:style-name="T18_32"><text:s/></text:span><text:span text:style-name="T18_33">pièces</text:span><text:span text:style-name="T18_34"><text:s/></text:span><text:span text:style-name="T18_35">sont</text:span><text:span text:style-name="T18_36"><text:s/></text:span><text:span text:style-name="T18_37">toutes</text:span><text:span text:style-name="T18_38"><text:s/></text:span><text:span text:style-name="T18_39">imprimées</text:span><text:span text:style-name="T18_40">.<text:s/><text:tab/><text:s/><text:tab/></text:span></text:p>
        </text:list-item>
        <text:list-item>
          <text:p text:style-name="P19"><text:span text:style-name="T19_1">L</text:span><text:span text:style-name="T19_2">'</text:span><text:span text:style-name="T19_3">avant</text:span><text:span text:style-name="T19_4">-</text:span><text:span text:style-name="T19_5">bras</text:span><text:span text:style-name="T19_6"><text:s/>:<text:s/><text:tab/></text:span><text:span text:style-name="T19_7">A</text:span><text:span text:style-name="T19_8"><text:s/></text:span><text:span text:style-name="T19_9">priori</text:span><text:span text:style-name="T19_10"><text:s/></text:span><text:span text:style-name="T19_11">réalisé</text:span><text:span text:style-name="T19_12"><text:s/></text:span><text:span text:style-name="T19_13">par</text:span><text:span text:style-name="T19_14"><text:s/></text:span><text:span text:style-name="T19_15">un</text:span><text:span text:style-name="T19_16"><text:s/></text:span><text:span text:style-name="T19_17">moulage</text:span><text:span text:style-name="T19_18">,<text:s/></text:span><text:span text:style-name="T19_19">mais</text:span><text:span text:style-name="T19_20"><text:s/></text:span><text:span text:style-name="T19_21">ce</text:span><text:span text:style-name="T19_22"><text:s/></text:span><text:span text:style-name="T19_23">dont</text:span><text:span text:style-name="T19_24"><text:s/></text:span><text:span text:style-name="T19_25">nous</text:span><text:span text:style-name="T19_26"><text:s/></text:span><text:span text:style-name="T19_27">sommes</text:span><text:span text:style-name="T19_28"><text:s/></text:span><text:span text:style-name="T19_29">surs</text:span><text:span text:style-name="T19_30"><text:s/><text:tab/></text:span><text:span text:style-name="T19_31">c</text:span><text:span text:style-name="T19_32">'</text:span><text:span text:style-name="T19_33">est</text:span><text:span text:style-name="T19_34"><text:s/></text:span><text:span text:style-name="T19_35">que</text:span><text:span text:style-name="T19_36"><text:s/></text:span><text:span text:style-name="T19_37">nous</text:span><text:span text:style-name="T19_38"><text:s/></text:span><text:span text:style-name="T19_39">n</text:span><text:span text:style-name="T19_40">'</text:span><text:span text:style-name="T19_41">allons</text:span><text:span text:style-name="T19_42"><text:s/></text:span><text:span text:style-name="T19_43">pas</text:span><text:span text:style-name="T19_44"><text:s/></text:span><text:span text:style-name="T19_45">l</text:span><text:span text:style-name="T19_46">'</text:span><text:span text:style-name="T19_47">imprimer</text:span><text:span text:style-name="T19_48"><text:s/></text:span><text:span text:style-name="T19_49">en</text:span><text:span text:style-name="T19_50"><text:s/>3</text:span><text:span text:style-name="T19_51">D</text:span><text:span text:style-name="T19_52">.<text:s/></text:span><text:span text:style-name="T19_53">Il</text:span><text:span text:style-name="T19_54"><text:s/></text:span><text:span text:style-name="T19_55">doit</text:span><text:span text:style-name="T19_56"><text:s/></text:span><text:span text:style-name="T19_57">contenir</text:span><text:span text:style-name="T19_58"><text:s/></text:span><text:span text:style-name="T19_59">les</text:span><text:span text:style-name="T19_60"><text:s/>5<text:s/></text:span><text:span text:style-name="T19_61">servos</text:span><text:span text:style-name="T19_62"><text:s/></text:span><text:span text:style-name="T19_63">qui</text:span><text:span text:style-name="T19_64"><text:s/></text:span><text:span text:style-name="T19_65">vont</text:span><text:span text:style-name="T19_66"><text:s/></text:span><text:span text:style-name="T19_67">piloter</text:span><text:span text:style-name="T19_68"><text:s/></text:span><text:span text:style-name="T19_69">les</text:span><text:span text:style-name="T19_70"><text:s/>5<text:s/></text:span><text:span text:style-name="T19_71">doigts</text:span><text:span text:style-name="T19_72"><text:s/></text:span><text:span text:style-name="T19_73">de</text:span><text:span text:style-name="T19_74"><text:s/></text:span><text:span text:style-name="T19_75">la</text:span><text:span text:style-name="T19_76"><text:s/></text:span><text:span text:style-name="T19_77">main</text:span><text:span text:style-name="T19_78">,<text:s/></text:span><text:span text:style-name="T19_79">il</text:span><text:span text:style-name="T19_80"><text:s/></text:span><text:span text:style-name="T19_81">faudra</text:span><text:span text:style-name="T19_82"><text:s/></text:span><text:span text:style-name="T19_83">aussi</text:span><text:span text:style-name="T19_84"><text:s/><text:tab/></text:span><text:span text:style-name="T19_85">commander</text:span><text:span text:style-name="T19_86"><text:s/></text:span><text:span text:style-name="T19_87">les</text:span><text:span text:style-name="T19_88"><text:s/></text:span><text:span text:style-name="T19_89">servos</text:span><text:span text:style-name="T19_90">.<text:s/><text:tab/></text:span></text:p>
        </text:list-item>
      </text:list>
      <text:p text:style-name="P20"/>
      <text:p text:style-name="P21"/>
      <text:p text:style-name="P22"/>
      <text:h text:style-name="P23" text:outline-level="10"><text:bookmark-start text:name="h.c0l7lgh09zo1"/><text:bookmark-end text:name="h.c0l7lgh09zo1"/><text:span text:style-name="T23_1">Travail</text:span><text:span text:style-name="T23_2"><text:s/></text:span><text:span text:style-name="T23_3">à</text:span><text:span text:style-name="T23_4"><text:s/></text:span><text:span text:style-name="T23_5">faire</text:span><text:span text:style-name="T23_6"><text:s/>:</text:span></text:h>
      <text:p text:style-name="P24"/>
      <text:p text:style-name="P25"/>
      <text:p text:style-name="P26"/>
      <text:list text:style-name="LS2" xml:id="list8">
        <text:list-item>
          <text:p text:style-name="P27"><text:span text:style-name="T27_1">Essayer</text:span><text:span text:style-name="T27_2"><text:s/></text:span><text:span text:style-name="T27_3">de</text:span><text:span text:style-name="T27_4"><text:s/></text:span><text:span text:style-name="T27_5">rendre</text:span><text:span text:style-name="T27_6"><text:s/></text:span><text:span text:style-name="T27_7">les</text:span><text:span text:style-name="T27_8"><text:s/></text:span><text:span text:style-name="T27_9">mouvements</text:span><text:span text:style-name="T27_10"><text:s/></text:span><text:span text:style-name="T27_11">de</text:span><text:span text:style-name="T27_12"><text:s/></text:span><text:span text:style-name="T27_13">la</text:span><text:span text:style-name="T27_14"><text:s/></text:span><text:span text:style-name="T27_15">main</text:span><text:span text:style-name="T27_16"><text:s/></text:span><text:span text:style-name="T27_17">plus</text:span><text:span text:style-name="T27_18"><text:s/></text:span><text:span text:style-name="T27_19">souples</text:span><text:span text:style-name="T27_20">.<text:s/><text:tab/></text:span></text:p>
        </text:list-item>
        <text:list-item>
          <text:p text:style-name="P28"><text:span text:style-name="T28_1">Acheter</text:span><text:span text:style-name="T28_2"><text:s/></text:span><text:span text:style-name="T28_3">les</text:span><text:span text:style-name="T28_4"><text:s/>5<text:s/></text:span><text:span text:style-name="T28_5">servos</text:span><text:span text:style-name="T28_6"><text:s/></text:span><text:span text:style-name="T28_7">pour</text:span><text:span text:style-name="T28_8"><text:s/></text:span><text:span text:style-name="T28_9">les</text:span><text:span text:style-name="T28_10"><text:s/></text:span><text:span text:style-name="T28_11">doigts</text:span><text:span text:style-name="T28_12"><text:s/></text:span><text:span text:style-name="T28_13">et</text:span><text:span text:style-name="T28_14"><text:s/></text:span><text:span text:style-name="T28_15">le</text:span><text:span text:style-name="T28_16"><text:s/></text:span><text:span text:style-name="T28_17">servo</text:span><text:span text:style-name="T28_18"><text:s/></text:span><text:span text:style-name="T28_19">pour</text:span><text:span text:style-name="T28_20"><text:s/></text:span><text:span text:style-name="T28_21">le</text:span><text:span text:style-name="T28_22"><text:s/></text:span><text:span text:style-name="T28_23">poignet</text:span><text:span text:style-name="T28_24">.<text:s/><text:tab/></text:span></text:p>
        </text:list-item>
        <text:list-item>
          <text:p text:style-name="P29"><text:span text:style-name="T29_1">Monter</text:span><text:span text:style-name="T29_2"><text:s/></text:span><text:span text:style-name="T29_3">le</text:span><text:span text:style-name="T29_4"><text:s/></text:span><text:span text:style-name="T29_5">poignet</text:span><text:span text:style-name="T29_6">.<text:tab/></text:span></text:p>
        </text:list-item>
        <text:list-item>
          <text:p text:style-name="P30"><text:span text:style-name="T30_1">Re</text:span><text:span text:style-name="T30_2">-</text:span><text:span text:style-name="T30_3">concevoir</text:span><text:span text:style-name="T30_4"><text:s/></text:span><text:span text:style-name="T30_5">l</text:span><text:span text:style-name="T30_6">'</text:span><text:span text:style-name="T30_7">avant</text:span><text:span text:style-name="T30_8">-</text:span><text:span text:style-name="T30_9">bras</text:span><text:span text:style-name="T30_10"><text:s/></text:span><text:span text:style-name="T30_11">pour</text:span><text:span text:style-name="T30_12"><text:s/></text:span><text:span text:style-name="T30_13">qu</text:span><text:span text:style-name="T30_14">'</text:span><text:span text:style-name="T30_15">il</text:span><text:span text:style-name="T30_16"><text:s/></text:span><text:span text:style-name="T30_17">accueille</text:span><text:span text:style-name="T30_18"><text:s/></text:span><text:span text:style-name="T30_19">les</text:span><text:span text:style-name="T30_20"><text:s/>5<text:s/></text:span><text:span text:style-name="T30_21">ax</text:span><text:span text:style-name="T30_22">12<text:s/></text:span><text:span text:style-name="T30_23">et</text:span><text:span text:style-name="T30_24"><text:s/></text:span><text:span text:style-name="T30_25">le</text:span><text:span text:style-name="T30_26"><text:s/></text:span><text:span text:style-name="T30_27">réaliser</text:span><text:span text:style-name="T30_28">.<text:tab/><text:s/><text:tab/></text:span></text:p>
        </text:list-item>
        <text:list-item>
          <text:p text:style-name="P31"><text:span text:style-name="T31_1">Encastrer</text:span><text:span text:style-name="T31_2"><text:s/></text:span><text:span text:style-name="T31_3">les</text:span><text:span text:style-name="T31_4"><text:s/></text:span><text:span text:style-name="T31_5">servos</text:span><text:span text:style-name="T31_6"><text:s/></text:span><text:span text:style-name="T31_7">dans</text:span><text:span text:style-name="T31_8"><text:s/></text:span><text:span text:style-name="T31_9">l</text:span><text:span text:style-name="T31_10">'</text:span><text:span text:style-name="T31_11">avant</text:span><text:span text:style-name="T31_12">-</text:span><text:span text:style-name="T31_13">bras</text:span><text:span text:style-name="T31_14"><text:s/></text:span><text:span text:style-name="T31_15">et</text:span><text:span text:style-name="T31_16"><text:s/></text:span><text:span text:style-name="T31_17">le</text:span><text:span text:style-name="T31_18"><text:s/></text:span><text:span text:style-name="T31_19">monter</text:span><text:span text:style-name="T31_20">.<text:s/><text:tab/></text:span></text:p>
        </text:list-item>
      </text:list>
      <text:p text:style-name="P32"/>
      <text:p text:style-name="P33"/>
      <text:p text:style-name="P34"><text:span text:style-name="T34_1">Nous</text:span><text:span text:style-name="T34_2"><text:s/></text:span><text:span text:style-name="T34_3">avons</text:span><text:span text:style-name="T34_4"><text:s/></text:span><text:span text:style-name="T34_5">décidé</text:span><text:span text:style-name="T34_6"><text:s/></text:span><text:span text:style-name="T34_7">de</text:span><text:span text:style-name="T34_8"><text:s/></text:span><text:span text:style-name="T34_9">ne</text:span><text:span text:style-name="T34_10"><text:s/></text:span><text:span text:style-name="T34_11">pas</text:span><text:span text:style-name="T34_12"><text:s/></text:span><text:span text:style-name="T34_13">se</text:span><text:span text:style-name="T34_14"><text:s/></text:span><text:span text:style-name="T34_15">concentrer</text:span><text:span text:style-name="T34_16"><text:s/></text:span><text:span text:style-name="T34_17">sur</text:span><text:span text:style-name="T34_18"><text:s/></text:span><text:span text:style-name="T34_19">la</text:span><text:span text:style-name="T34_20"><text:s/></text:span><text:span text:style-name="T34_21">main</text:span><text:span text:style-name="T34_22"><text:s/></text:span><text:span text:style-name="T34_23">mais</text:span><text:span text:style-name="T34_24"><text:s/></text:span><text:span text:style-name="T34_25">plutôt</text:span><text:span text:style-name="T34_26"><text:s/></text:span><text:span text:style-name="T34_27">sur</text:span><text:span text:style-name="T34_28"><text:s/></text:span><text:span text:style-name="T34_29">la</text:span><text:span text:style-name="T34_30"><text:s/></text:span><text:span text:style-name="T34_31">tête</text:span><text:span text:style-name="T34_32">.<text:s/></text:span><text:span text:style-name="T34_33">En</text:span><text:span text:style-name="T34_34"><text:s/></text:span><text:span text:style-name="T34_35">effet</text:span><text:span text:style-name="T34_36">,<text:s/></text:span><text:span text:style-name="T34_37">les</text:span><text:span text:style-name="T34_38"><text:s/></text:span><text:span text:style-name="T34_39">implémentations</text:span><text:span text:style-name="T34_40"><text:s/></text:span><text:span text:style-name="T34_41">semblent</text:span><text:span text:style-name="T34_42"><text:s/></text:span><text:span text:style-name="T34_43">plus</text:span><text:span text:style-name="T34_44"><text:s/></text:span><text:span text:style-name="T34_45">intéressantes</text:span><text:span text:style-name="T34_46"><text:s/></text:span><text:span text:style-name="T34_47">à</text:span><text:span text:style-name="T34_48"><text:s/></text:span><text:span text:style-name="T34_49">première</text:span><text:span text:style-name="T34_50"><text:s/></text:span><text:span text:style-name="T34_51">vue</text:span><text:span text:style-name="T34_52"><text:s/></text:span><text:span text:style-name="T34_53">sur</text:span><text:span text:style-name="T34_54"><text:s/></text:span><text:span text:style-name="T34_55">cette</text:span><text:span text:style-name="T34_56"><text:s/></text:span><text:span text:style-name="T34_57">partie</text:span><text:span text:style-name="T34_58">.<text:s/></text:span><text:span text:style-name="T34_59">Il</text:span><text:span text:style-name="T34_60"><text:s/></text:span><text:span text:style-name="T34_61">est</text:span><text:span text:style-name="T34_62"><text:s/></text:span><text:span text:style-name="T34_63">également</text:span><text:span text:style-name="T34_64"><text:s/></text:span><text:span text:style-name="T34_65">nécessaire</text:span><text:span text:style-name="T34_66"><text:s/></text:span><text:span text:style-name="T34_67">de</text:span><text:span text:style-name="T34_68"><text:s/></text:span><text:span text:style-name="T34_69">préciser</text:span><text:span text:style-name="T34_70"><text:s/></text:span><text:span text:style-name="T34_71">que</text:span><text:span text:style-name="T34_72"><text:s/></text:span><text:span text:style-name="T34_73">l</text:span><text:span text:style-name="T34_74">’</text:span><text:span text:style-name="T34_75">ancien</text:span><text:span text:style-name="T34_76"><text:s/></text:span><text:span text:style-name="T34_77">élève</text:span><text:span text:style-name="T34_78"><text:s/></text:span><text:span text:style-name="T34_79">à</text:span><text:span text:style-name="T34_80"><text:s/></text:span><text:span text:style-name="T34_81">choisi</text:span><text:span text:style-name="T34_82"><text:s/></text:span><text:span text:style-name="T34_83">de</text:span><text:span text:style-name="T34_84"><text:s/></text:span><text:span text:style-name="T34_85">contrôler</text:span><text:span text:style-name="T34_86"><text:s/></text:span><text:span text:style-name="T34_87">la</text:span><text:span text:style-name="T34_88"><text:s/></text:span><text:span text:style-name="T34_89">main</text:span><text:span text:style-name="T34_90"><text:s/></text:span><text:span text:style-name="T34_91">en</text:span><text:span text:style-name="T34_92"><text:s/></text:span><text:span text:style-name="T34_93">utilisant</text:span><text:span text:style-name="T34_94"><text:s/></text:span><text:span text:style-name="T34_95">un</text:span><text:span text:style-name="T34_96"><text:s/></text:span><text:span text:style-name="T34_97">Beaglebone</text:span><text:span text:style-name="T34_98">.<text:s/></text:span><text:span text:style-name="T34_99">Ceci</text:span><text:span text:style-name="T34_100"><text:s/></text:span><text:span text:style-name="T34_101">nous</text:span><text:span text:style-name="T34_102"><text:s/></text:span><text:span text:style-name="T34_103">conforte</text:span><text:span text:style-name="T34_104"><text:s/></text:span><text:span text:style-name="T34_105">dans</text:span><text:span text:style-name="T34_106"><text:s/></text:span><text:span text:style-name="T34_107">l</text:span><text:span text:style-name="T34_108">’</text:span><text:span text:style-name="T34_109">idée</text:span><text:span text:style-name="T34_110"><text:s/></text:span><text:span text:style-name="T34_111">de</text:span><text:span text:style-name="T34_112"><text:s/></text:span><text:span text:style-name="T34_113">faire</text:span><text:span text:style-name="T34_114"><text:s/></text:span><text:span text:style-name="T34_115">une</text:span><text:span text:style-name="T34_116"><text:s/></text:span><text:span text:style-name="T34_117">conception</text:span><text:span text:style-name="T34_118"><text:s/></text:span><text:span text:style-name="T34_119">distincte</text:span><text:span text:style-name="T34_120"><text:s/></text:span><text:span text:style-name="T34_121">de</text:span><text:span text:style-name="T34_122"><text:s/></text:span><text:span text:style-name="T34_123">celle</text:span><text:span text:style-name="T34_124"><text:s/></text:span><text:span text:style-name="T34_125">de</text:span><text:span text:style-name="T34_126"><text:s/></text:span><text:span text:style-name="T34_127">la</text:span><text:span text:style-name="T34_128"><text:s/></text:span><text:span text:style-name="T34_129">main</text:span><text:span text:style-name="T34_130"><text:s/></text:span><text:span text:style-name="T34_131">car</text:span><text:span text:style-name="T34_132"><text:s/></text:span><text:span text:style-name="T34_133">la</text:span><text:span text:style-name="T34_134"><text:s/></text:span><text:span text:style-name="T34_135">Beaglebone</text:span><text:span text:style-name="T34_136"><text:s/></text:span><text:span text:style-name="T34_137">ne</text:span><text:span text:style-name="T34_138"><text:s/></text:span><text:span text:style-name="T34_139">dispose</text:span><text:span text:style-name="T34_140"><text:s/></text:span><text:span text:style-name="T34_141">que</text:span><text:span text:style-name="T34_142"><text:s/></text:span><text:span text:style-name="T34_143">de</text:span><text:span text:style-name="T34_144"><text:s/>8<text:s/></text:span><text:span text:style-name="T34_145">PWM</text:span><text:span text:style-name="T34_146"><text:s/></text:span><text:span text:style-name="T34_147">contraignant</text:span><text:span text:style-name="T34_148"><text:s/></text:span><text:span text:style-name="T34_149">fortement</text:span><text:span text:style-name="T34_150"><text:s/></text:span><text:span text:style-name="T34_151">la</text:span><text:span text:style-name="T34_152"><text:s/></text:span><text:span text:style-name="T34_153">tête</text:span><text:span text:style-name="T34_154">.<text:s/></text:span></text:p>
      <text:p text:style-name="P35"/>
      <text:h text:style-name="P36" text:outline-level="10"><text:bookmark-start text:name="h.x5qdcyps7p31"/><text:bookmark-end text:name="h.x5qdcyps7p31"/><text:span text:style-name="T36_1">La</text:span><text:span text:style-name="T36_2"><text:s/></text:span><text:span text:style-name="T36_3">tête</text:span><text:span text:style-name="T36_4"><text:s/>:</text:span></text:h>
      <text:p text:style-name="P37"/>
      <text:p text:style-name="P38"/>
      <text:p text:style-name="P39"/>
      <text:p text:style-name="P40"><text:span text:style-name="T40_1"><text:tab/></text:span><text:span text:style-name="T40_2">Notre</text:span><text:span text:style-name="T40_3"><text:s/></text:span><text:span text:style-name="T40_4">principale</text:span><text:span text:style-name="T40_5"><text:s/></text:span><text:span text:style-name="T40_6">focalisation</text:span><text:span text:style-name="T40_7"><text:s/></text:span><text:span text:style-name="T40_8">sera</text:span><text:span text:style-name="T40_9"><text:s/></text:span><text:span text:style-name="T40_10">la</text:span><text:span text:style-name="T40_11"><text:s/></text:span><text:span text:style-name="T40_12">tête</text:span><text:span text:style-name="T40_13">,<text:s/></text:span><text:span text:style-name="T40_14">des</text:span><text:span text:style-name="T40_15"><text:s/></text:span><text:span text:style-name="T40_16">informations</text:span><text:span text:style-name="T40_17"><text:s/></text:span><text:span text:style-name="T40_18">complémentaires</text:span><text:span text:style-name="T40_19"><text:s/></text:span><text:span text:style-name="T40_20">sont</text:span><text:span text:style-name="T40_21"><text:s/></text:span><text:span text:style-name="T40_22">disponibles</text:span><text:span text:style-name="T40_23"><text:s/></text:span><text:span text:style-name="T40_24">sur</text:span><text:span text:style-name="T40_25"><text:s/></text:span><text:span text:style-name="T40_26">le</text:span><text:span text:style-name="T40_27"><text:s/></text:span><text:span text:style-name="T40_28">site</text:span><text:span text:style-name="T40_29"><text:s/></text:span><text:span text:style-name="T40_30">InMoov</text:span><text:span text:style-name="T40_31">.<text:s/>(</text:span><text:span text:style-name="T40_32"><text:a xlink:type="simple" xlink:href="http://inmoov.fr/eye-mechanism/"><text:span text:style-name="T40_33">http</text:span></text:a></text:span><text:span text:style-name="T40_34"><text:a xlink:type="simple" xlink:href="http://inmoov.fr/eye-mechanism/"><text:span text:style-name="T40_35">://</text:span></text:a></text:span><text:span text:style-name="T40_36"><text:a xlink:type="simple" xlink:href="http://inmoov.fr/eye-mechanism/"><text:span text:style-name="T40_37">inmoov</text:span></text:a></text:span><text:span text:style-name="T40_38"><text:a xlink:type="simple" xlink:href="http://inmoov.fr/eye-mechanism/"><text:span text:style-name="T40_39">.</text:span></text:a></text:span><text:span text:style-name="T40_40"><text:a xlink:type="simple" xlink:href="http://inmoov.fr/eye-mechanism/"><text:span text:style-name="T40_41">fr</text:span></text:a></text:span><text:span text:style-name="T40_42"><text:a xlink:type="simple" xlink:href="http://inmoov.fr/eye-mechanism/"><text:span text:style-name="T40_43">/</text:span></text:a></text:span><text:span text:style-name="T40_44"><text:a xlink:type="simple" xlink:href="http://inmoov.fr/eye-mechanism/"><text:span text:style-name="T40_45">eye</text:span></text:a></text:span><text:span text:style-name="T40_46"><text:a xlink:type="simple" xlink:href="http://inmoov.fr/eye-mechanism/"><text:span text:style-name="T40_47">-</text:span></text:a></text:span><text:span text:style-name="T40_48"><text:a xlink:type="simple" xlink:href="http://inmoov.fr/eye-mechanism/"><text:span text:style-name="T40_49">mechanism</text:span></text:a></text:span><text:span text:style-name="T40_50"><text:a xlink:type="simple" xlink:href="http://inmoov.fr/eye-mechanism/"><text:span text:style-name="T40_51">/</text:span></text:a></text:span><text:span text:style-name="T40_52">)</text:span></text:p>
      <text:p text:style-name="P41"/>
      <text:h text:style-name="P42" text:outline-level="10"><text:bookmark-start text:name="h.zgli189ch0yd"/><text:bookmark-end text:name="h.zgli189ch0yd"/><text:span text:style-name="T42_1">Spécificités</text:span><text:span text:style-name="T42_2"><text:s/>/<text:s/></text:span><text:span text:style-name="T42_3">Idées</text:span><text:span text:style-name="T42_4"><text:s/>:</text:span></text:h>
      <text:p text:style-name="P43"/>
      <text:list text:style-name="LS3" xml:id="list13">
        <text:list-item>
          <text:p text:style-name="P44"><text:span text:style-name="T44_1">Le</text:span><text:span text:style-name="T44_2"><text:s/></text:span><text:span text:style-name="T44_3">moteur</text:span><text:span text:style-name="T44_4"><text:s/></text:span><text:span text:style-name="T44_5">de</text:span><text:span text:style-name="T44_6"><text:s/></text:span><text:span text:style-name="T44_7">la</text:span><text:span text:style-name="T44_8"><text:s/>"</text:span><text:span text:style-name="T44_9">gorge</text:span><text:span text:style-name="T44_10">"<text:s/></text:span><text:span text:style-name="T44_11">sera</text:span><text:span text:style-name="T44_12"><text:s/></text:span><text:span text:style-name="T44_13">fixé</text:span><text:span text:style-name="T44_14"><text:s/></text:span><text:span text:style-name="T44_15">sur</text:span><text:span text:style-name="T44_16"><text:s/></text:span><text:span text:style-name="T44_17">un</text:span><text:span text:style-name="T44_18"><text:s/></text:span><text:span text:style-name="T44_19">support</text:span><text:span text:style-name="T44_20">,<text:s/></text:span><text:span text:style-name="T44_21">normalement</text:span><text:span text:style-name="T44_22"><text:s/></text:span><text:span text:style-name="T44_23">il</text:span><text:span text:style-name="T44_24"><text:s/></text:span><text:span text:style-name="T44_25">est</text:span><text:span text:style-name="T44_26"><text:s/></text:span><text:span text:style-name="T44_27">intégré</text:span><text:span text:style-name="T44_28"><text:s/></text:span><text:span text:style-name="T44_29">au</text:span><text:span text:style-name="T44_30"><text:s/></text:span><text:span text:style-name="T44_31">buste</text:span><text:span text:style-name="T44_32">.</text:span></text:p>
        </text:list-item>
        <text:list-item>
          <text:p text:style-name="P45"><text:span text:style-name="T45_1">La</text:span><text:span text:style-name="T45_2"><text:s/></text:span><text:span text:style-name="T45_3">partie</text:span><text:span text:style-name="T45_4"><text:s/></text:span><text:span text:style-name="T45_5">supérieure</text:span><text:span text:style-name="T45_6"><text:s/></text:span><text:span text:style-name="T45_7">du</text:span><text:span text:style-name="T45_8"><text:s/></text:span><text:span text:style-name="T45_9">crâne</text:span><text:span text:style-name="T45_10"><text:s/></text:span><text:span text:style-name="T45_11">ne</text:span><text:span text:style-name="T45_12"><text:s/></text:span><text:span text:style-name="T45_13">sera</text:span><text:span text:style-name="T45_14"><text:s/></text:span><text:span text:style-name="T45_15">probablement</text:span><text:span text:style-name="T45_16"><text:s/></text:span><text:span text:style-name="T45_17">pas</text:span><text:span text:style-name="T45_18"><text:s/></text:span><text:span text:style-name="T45_19">réalisée</text:span><text:span text:style-name="T45_20"><text:s/></text:span><text:span text:style-name="T45_21">en</text:span><text:span text:style-name="T45_22"><text:s/></text:span><text:span text:style-name="T45_23">imprimante</text:span><text:span text:style-name="T45_24"><text:s/>3</text:span><text:span text:style-name="T45_25">d</text:span><text:span text:style-name="T45_26"><text:s/>(</text:span><text:span text:style-name="T45_27">pièces</text:span><text:span text:style-name="T45_28"><text:s/></text:span><text:span text:style-name="T45_29">essentiellement</text:span><text:span text:style-name="T45_30"><text:s/></text:span><text:span text:style-name="T45_31">surfaciques</text:span><text:span text:style-name="T45_32"><text:s/></text:span><text:span text:style-name="T45_33">sans</text:span><text:span text:style-name="T45_34"><text:s/></text:span><text:span text:style-name="T45_35">fonctions</text:span><text:span text:style-name="T45_36"><text:s/></text:span><text:span text:style-name="T45_37">particulières</text:span><text:span text:style-name="T45_38">),<text:s/></text:span><text:span text:style-name="T45_39">reste</text:span><text:span text:style-name="T45_40"><text:s/></text:span><text:span text:style-name="T45_41">à</text:span><text:span text:style-name="T45_42"><text:s/></text:span><text:span text:style-name="T45_43">déterminer</text:span><text:span text:style-name="T45_44"><text:s/></text:span><text:span text:style-name="T45_45">l</text:span><text:span text:style-name="T45_46">'</text:span><text:span text:style-name="T45_47">alternative</text:span><text:span text:style-name="T45_48"><text:s/></text:span><text:span text:style-name="T45_49">choisie</text:span><text:span text:style-name="T45_50">.</text:span></text:p>
        </text:list-item>
        <text:list-item>
          <text:p text:style-name="P46"><text:span text:style-name="T46_1">Les</text:span><text:span text:style-name="T46_2"><text:s/></text:span><text:span text:style-name="T46_3">caméras</text:span><text:span text:style-name="T46_4"><text:s/>(</text:span><text:span text:style-name="T46_5">yeux</text:span><text:span text:style-name="T46_6">)<text:s/></text:span><text:span text:style-name="T46_7">permettront</text:span><text:span text:style-name="T46_8"><text:s/>(</text:span><text:span text:style-name="T46_9">dans</text:span><text:span text:style-name="T46_10"><text:s/></text:span><text:span text:style-name="T46_11">l</text:span><text:span text:style-name="T46_12">'</text:span><text:span text:style-name="T46_13">idée</text:span><text:span text:style-name="T46_14">)<text:s/></text:span><text:span text:style-name="T46_15">de</text:span><text:span text:style-name="T46_16"><text:s/></text:span><text:span text:style-name="T46_17">suivre</text:span><text:span text:style-name="T46_18"><text:s/></text:span><text:span text:style-name="T46_19">un</text:span><text:span text:style-name="T46_20"><text:s/></text:span><text:span text:style-name="T46_21">mouvement</text:span><text:span text:style-name="T46_22">,<text:s/></text:span><text:span text:style-name="T46_23">cela</text:span><text:span text:style-name="T46_24"><text:s/></text:span><text:span text:style-name="T46_25">se</text:span><text:span text:style-name="T46_26"><text:s/></text:span><text:span text:style-name="T46_27">traduira</text:span><text:span text:style-name="T46_28"><text:s/></text:span><text:span text:style-name="T46_29">pour</text:span><text:span text:style-name="T46_30"><text:s/></text:span><text:span text:style-name="T46_31">le</text:span><text:span text:style-name="T46_32"><text:s/></text:span><text:span text:style-name="T46_33">robot</text:span><text:span text:style-name="T46_34"><text:s/></text:span><text:span text:style-name="T46_35">par</text:span><text:span text:style-name="T46_36"><text:s/></text:span><text:span text:style-name="T46_37">un</text:span><text:span text:style-name="T46_38"><text:s/></text:span><text:span text:style-name="T46_39">mouvement</text:span><text:span text:style-name="T46_40"><text:s/></text:span><text:span text:style-name="T46_41">des</text:span><text:span text:style-name="T46_42"><text:s/></text:span><text:span text:style-name="T46_43">yeux</text:span><text:span text:style-name="T46_44">,<text:s/></text:span><text:span text:style-name="T46_45">puis</text:span><text:span text:style-name="T46_46"><text:s/></text:span><text:span text:style-name="T46_47">de</text:span><text:span text:style-name="T46_48"><text:s/></text:span><text:span text:style-name="T46_49">la</text:span><text:span text:style-name="T46_50"><text:s/></text:span><text:span text:style-name="T46_51">tête</text:span><text:span text:style-name="T46_52">.<text:s/></text:span><text:span text:style-name="T46_53">Afin</text:span><text:span text:style-name="T46_54"><text:s/></text:span><text:span text:style-name="T46_55">de</text:span><text:span text:style-name="T46_56"><text:s/></text:span><text:span text:style-name="T46_57">rendre</text:span><text:span text:style-name="T46_58"><text:s/></text:span><text:span text:style-name="T46_59">ce</text:span><text:span text:style-name="T46_60"><text:s/></text:span><text:span text:style-name="T46_61">projet</text:span><text:span text:style-name="T46_62"><text:s/></text:span><text:span text:style-name="T46_63">plus</text:span><text:span text:style-name="T46_64"><text:s/></text:span><text:span text:style-name="T46_65">intéressant</text:span><text:span text:style-name="T46_66"><text:s/></text:span><text:span text:style-name="T46_67">nous</text:span><text:span text:style-name="T46_68"><text:s/></text:span><text:span text:style-name="T46_69">avons</text:span><text:span text:style-name="T46_70"><text:s/></text:span><text:span text:style-name="T46_71">décidé</text:span><text:span text:style-name="T46_72"><text:s/></text:span><text:span text:style-name="T46_73">de</text:span><text:span text:style-name="T46_74"><text:s/></text:span><text:span text:style-name="T46_75">passer</text:span><text:span text:style-name="T46_76"><text:s/></text:span><text:span text:style-name="T46_77">non</text:span><text:span text:style-name="T46_78"><text:s/></text:span><text:span text:style-name="T46_79">pas</text:span><text:span text:style-name="T46_80"><text:s/></text:span><text:span text:style-name="T46_81">par</text:span><text:span text:style-name="T46_82"><text:s/></text:span><text:span text:style-name="T46_83">deux</text:span><text:span text:style-name="T46_84"><text:s/></text:span><text:span text:style-name="T46_85">images</text:span><text:span text:style-name="T46_86"><text:s/></text:span><text:span text:style-name="T46_87">distinctes</text:span><text:span text:style-name="T46_88"><text:s/></text:span><text:span text:style-name="T46_89">mais</text:span><text:span text:style-name="T46_90"><text:s/></text:span><text:span text:style-name="T46_91">par</text:span><text:span text:style-name="T46_92"><text:s/></text:span><text:span text:style-name="T46_93">la</text:span><text:span text:style-name="T46_94"><text:s/></text:span><text:span text:style-name="T46_95">vision</text:span><text:span text:style-name="T46_96"><text:s/></text:span><text:span text:style-name="T46_97">stéréoscopique</text:span><text:span text:style-name="T46_98"><text:s/></text:span><text:span text:style-name="T46_99">à</text:span><text:span text:style-name="T46_100"><text:s/></text:span><text:span text:style-name="T46_101">partir</text:span><text:span text:style-name="T46_102"><text:s/></text:span><text:span text:style-name="T46_103">des</text:span><text:span text:style-name="T46_104"><text:s/></text:span><text:span text:style-name="T46_105">deux</text:span><text:span text:style-name="T46_106"><text:s/></text:span><text:span text:style-name="T46_107">images</text:span><text:span text:style-name="T46_108">.<text:s/></text:span><text:span text:style-name="T46_109">IE</text:span><text:span text:style-name="T46_110"><text:s/></text:span><text:span text:style-name="T46_111">le</text:span><text:span text:style-name="T46_112"><text:s/></text:span><text:span text:style-name="T46_113">robot</text:span><text:span text:style-name="T46_114"><text:s/></text:span><text:span text:style-name="T46_115">sera</text:span><text:span text:style-name="T46_116"><text:s/></text:span><text:span text:style-name="T46_117">capable</text:span><text:span text:style-name="T46_118"><text:s/></text:span><text:span text:style-name="T46_119">de</text:span><text:span text:style-name="T46_120"><text:s/></text:span><text:span text:style-name="T46_121">reconnaître</text:span><text:span text:style-name="T46_122"><text:s/></text:span><text:span text:style-name="T46_123">la</text:span><text:span text:style-name="T46_124"><text:s/></text:span><text:span text:style-name="T46_125">profondeur</text:span><text:span text:style-name="T46_126"><text:s/></text:span><text:span text:style-name="T46_127">et</text:span><text:span text:style-name="T46_128"><text:s/></text:span><text:span text:style-name="T46_129">ce</text:span><text:span text:style-name="T46_130"><text:s/></text:span><text:span text:style-name="T46_131">même</text:span><text:span text:style-name="T46_132"><text:s/></text:span><text:span text:style-name="T46_133">pour</text:span><text:span text:style-name="T46_134"><text:s/></text:span><text:span text:style-name="T46_135">le</text:span><text:span text:style-name="T46_136"><text:s/></text:span><text:span text:style-name="T46_137">mouvement</text:span><text:span text:style-name="T46_138">.</text:span></text:p>
        </text:list-item>
        <text:list-item>
          <text:p text:style-name="P47"><text:span text:style-name="T47_1">Reconnaissance</text:span><text:span text:style-name="T47_2"><text:s/></text:span><text:span text:style-name="T47_3">faciale</text:span><text:span text:style-name="T47_4"><text:s/></text:span><text:span text:style-name="T47_5">et</text:span><text:span text:style-name="T47_6"><text:s/></text:span><text:span text:style-name="T47_7">suivi</text:span><text:span text:style-name="T47_8"><text:s/></text:span><text:span text:style-name="T47_9">d</text:span><text:span text:style-name="T47_10">’</text:span><text:span text:style-name="T47_11">un</text:span><text:span text:style-name="T47_12"><text:s/></text:span><text:span text:style-name="T47_13">visage</text:span><text:span text:style-name="T47_14"><text:s/></text:span><text:span text:style-name="T47_15">automatique</text:span></text:p>
        </text:list-item>
        <text:list-item>
          <text:p text:style-name="P48"><text:span text:style-name="T48_1">Création</text:span><text:span text:style-name="T48_2"><text:s/></text:span><text:span text:style-name="T48_3">d</text:span><text:span text:style-name="T48_4">’</text:span><text:span text:style-name="T48_5">un</text:span><text:span text:style-name="T48_6"><text:s/></text:span><text:span text:style-name="T48_7">mode</text:span><text:span text:style-name="T48_8"><text:s/>"</text:span><text:span text:style-name="T48_9">slave</text:span><text:span text:style-name="T48_10">"<text:s/></text:span><text:span text:style-name="T48_11">ou</text:span><text:span text:style-name="T48_12"><text:s/></text:span><text:span text:style-name="T48_13">les</text:span><text:span text:style-name="T48_14"><text:s/></text:span><text:span text:style-name="T48_15">mouvements</text:span><text:span text:style-name="T48_16"><text:s/></text:span><text:span text:style-name="T48_17">de</text:span><text:span text:style-name="T48_18"><text:s/></text:span><text:span text:style-name="T48_19">tête</text:span><text:span text:style-name="T48_20"><text:s/></text:span><text:span text:style-name="T48_21">sont</text:span><text:span text:style-name="T48_22"><text:s/></text:span><text:span text:style-name="T48_23">contrôlés</text:span><text:span text:style-name="T48_24"><text:s/></text:span><text:span text:style-name="T48_25">par</text:span><text:span text:style-name="T48_26"><text:s/></text:span><text:span text:style-name="T48_27">un</text:span><text:span text:style-name="T48_28"><text:s/></text:span><text:span text:style-name="T48_29">utilisateur</text:span><text:span text:style-name="T48_30"><text:s/></text:span><text:span text:style-name="T48_31">recevant</text:span><text:span text:style-name="T48_32"><text:s/></text:span><text:span text:style-name="T48_33">ce</text:span><text:span text:style-name="T48_34"><text:s/></text:span><text:span text:style-name="T48_35">qui</text:span><text:span text:style-name="T48_36"><text:s/></text:span><text:span text:style-name="T48_37">est</text:span><text:span text:style-name="T48_38"><text:s/></text:span><text:span text:style-name="T48_39">perçu</text:span><text:span text:style-name="T48_40"><text:s/></text:span><text:span text:style-name="T48_41">par</text:span><text:span text:style-name="T48_42"><text:s/></text:span><text:span text:style-name="T48_43">les</text:span><text:span text:style-name="T48_44"><text:s/></text:span><text:span text:style-name="T48_45">caméras</text:span></text:p>
        </text:list-item>
      </text:list>
      <text:p text:style-name="P49"><text:span text:style-name="T49_1"><text:tab/><text:tab/></text:span></text:p>
      <text:h text:style-name="P50" text:outline-level="10"><text:bookmark-start text:name="h.3soez2xfh9fv"/><text:bookmark-end text:name="h.3soez2xfh9fv"/><text:span text:style-name="T50_1">Intégrations</text:span><text:span text:style-name="T50_2"><text:s/></text:span><text:span text:style-name="T50_3">d</text:span><text:span text:style-name="T50_4">'</text:span><text:span text:style-name="T50_5">IoT</text:span><text:span text:style-name="T50_6">(</text:span><text:span text:style-name="T50_7">Internet</text:span><text:span text:style-name="T50_8"><text:s/></text:span><text:span text:style-name="T50_9">Of</text:span><text:span text:style-name="T50_10"><text:s/></text:span><text:span text:style-name="T50_11">Things</text:span><text:span text:style-name="T50_12"><text:s/></text:span><text:span text:style-name="T50_13">ou</text:span><text:span text:style-name="T50_14"><text:s/></text:span><text:span text:style-name="T50_15">internet</text:span><text:span text:style-name="T50_16"><text:s/></text:span><text:span text:style-name="T50_17">des</text:span><text:span text:style-name="T50_18"><text:s/></text:span><text:span text:style-name="T50_19">objets</text:span><text:span text:style-name="T50_20">)<text:s/>:</text:span></text:h>
      <text:p text:style-name="P51"/>
      <text:list text:style-name="LS4" xml:id="list18">
        <text:list-item>
          <text:p text:style-name="P52"><text:span text:style-name="T52_1">Inclure</text:span><text:span text:style-name="T52_2"><text:s/></text:span><text:span text:style-name="T52_3">un</text:span><text:span text:style-name="T52_4"><text:s/></text:span><text:span text:style-name="T52_5">haut</text:span><text:span text:style-name="T52_6">-</text:span><text:span text:style-name="T52_7">parleur</text:span><text:span text:style-name="T52_8"><text:s/></text:span><text:span text:style-name="T52_9">qui</text:span><text:span text:style-name="T52_10"><text:s/></text:span><text:span text:style-name="T52_11">recevrait</text:span><text:span text:style-name="T52_12"><text:s/></text:span><text:span text:style-name="T52_13">des</text:span><text:span text:style-name="T52_14"><text:s/></text:span><text:span text:style-name="T52_15">sons</text:span><text:span text:style-name="T52_16"><text:s/></text:span><text:span text:style-name="T52_17">à</text:span><text:span text:style-name="T52_18"><text:s/></text:span><text:span text:style-name="T52_19">produire</text:span><text:span text:style-name="T52_20"><text:s/></text:span><text:span text:style-name="T52_21">depuis</text:span><text:span text:style-name="T52_22"><text:s/></text:span><text:span text:style-name="T52_23">une</text:span><text:span text:style-name="T52_24"><text:s/></text:span><text:span text:style-name="T52_25">machine</text:span><text:span text:style-name="T52_26"><text:s/></text:span><text:span text:style-name="T52_27">distante</text:span><text:span text:style-name="T52_28">.</text:span></text:p>
        </text:list-item>
        <text:list-item>
          <text:p text:style-name="P53"><text:span text:style-name="T53_1">Un</text:span><text:span text:style-name="T53_2"><text:s/></text:span><text:span text:style-name="T53_3">micro</text:span><text:span text:style-name="T53_4"><text:s/></text:span><text:span text:style-name="T53_5">pour</text:span><text:span text:style-name="T53_6"><text:s/></text:span><text:span text:style-name="T53_7">éventuellement</text:span><text:span text:style-name="T53_8"><text:s/></text:span><text:span text:style-name="T53_9">ajouter</text:span><text:span text:style-name="T53_10"><text:s/></text:span><text:span text:style-name="T53_11">de</text:span><text:span text:style-name="T53_12"><text:s/></text:span><text:span text:style-name="T53_13">l</text:span><text:span text:style-name="T53_14">'</text:span><text:span text:style-name="T53_15">interactivité</text:span><text:span text:style-name="T53_16"><text:s/>(</text:span><text:span text:style-name="T53_17">IA</text:span><text:span text:style-name="T53_18"><text:s/></text:span><text:span text:style-name="T53_19">permettant</text:span><text:span text:style-name="T53_20"><text:s/></text:span><text:span text:style-name="T53_21">de</text:span><text:span text:style-name="T53_22"><text:s/></text:span><text:span text:style-name="T53_23">faire</text:span><text:span text:style-name="T53_24"><text:s/></text:span><text:span text:style-name="T53_25">des</text:span><text:span text:style-name="T53_26"><text:s/></text:span><text:span text:style-name="T53_27">Q</text:span><text:span text:style-name="T53_28">&amp;</text:span><text:span text:style-name="T53_29">A</text:span><text:span text:style-name="T53_30"><text:s/></text:span><text:span text:style-name="T53_31">simples</text:span><text:span text:style-name="T53_32">)</text:span></text:p>
        </text:list-item>
      </text:list>
      <text:p text:style-name="P54"/>
      <text:p text:style-name="P55"><text:span text:style-name="T55_1">Il</text:span><text:span text:style-name="T55_2"><text:s/></text:span><text:span text:style-name="T55_3">est</text:span><text:span text:style-name="T55_4"><text:s/></text:span><text:span text:style-name="T55_5">à</text:span><text:span text:style-name="T55_6"><text:s/></text:span><text:span text:style-name="T55_7">noter</text:span><text:span text:style-name="T55_8"><text:s/></text:span><text:span text:style-name="T55_9">que</text:span><text:span text:style-name="T55_10"><text:s/></text:span><text:span text:style-name="T55_11">ces</text:span><text:span text:style-name="T55_12"><text:s/></text:span><text:span text:style-name="T55_13">idées</text:span><text:span text:style-name="T55_14"><text:s/></text:span><text:span text:style-name="T55_15">ne</text:span><text:span text:style-name="T55_16"><text:s/></text:span><text:span text:style-name="T55_17">sont</text:span><text:span text:style-name="T55_18"><text:s/></text:span><text:span text:style-name="T55_19">ni</text:span><text:span text:style-name="T55_20"><text:s/></text:span><text:span text:style-name="T55_21">définitives</text:span><text:span text:style-name="T55_22"><text:s/></text:span><text:span text:style-name="T55_23">ni</text:span><text:span text:style-name="T55_24"><text:s/></text:span><text:span text:style-name="T55_25">forcément</text:span><text:span text:style-name="T55_26"><text:s/></text:span><text:span text:style-name="T55_27">implémentables</text:span><text:span text:style-name="T55_28"><text:s/></text:span><text:span text:style-name="T55_29">en</text:span><text:span text:style-name="T55_30"><text:s/></text:span><text:span text:style-name="T55_31">utilisant</text:span><text:span text:style-name="T55_32"><text:s/></text:span><text:span text:style-name="T55_33">de</text:span><text:span text:style-name="T55_34"><text:s/></text:span><text:span text:style-name="T55_35">l</text:span><text:span text:style-name="T55_36">'</text:span><text:span text:style-name="T55_37">IoT</text:span><text:span text:style-name="T55_38">.</text:span></text:p>
      <text:p text:style-name="P56"/>
      <text:h text:style-name="P57" text:outline-level="10"><text:bookmark-start text:name="h.ocgdvjzofs0"/><text:bookmark-end text:name="h.ocgdvjzofs0"/><text:span text:style-name="T57_1">Quelques</text:span><text:span text:style-name="T57_2"><text:s/></text:span><text:span text:style-name="T57_3">pistes</text:span><text:span text:style-name="T57_4"><text:s/>:<text:s/></text:span></text:h>
      <text:p text:style-name="P58"><text:span text:style-name="T58_1"><text:tab/></text:span></text:p>
      <text:list text:style-name="LS5" xml:id="list20">
        <text:list-item>
          <text:p text:style-name="P59"><text:span text:style-name="T59_1">Un</text:span><text:span text:style-name="T59_2"><text:s/></text:span><text:span text:style-name="T59_3">framework</text:span><text:span text:style-name="T59_4"><text:s/></text:span><text:span text:style-name="T59_5">OpenSource</text:span><text:span text:style-name="T59_6"><text:s/></text:span><text:span text:style-name="T59_7">a</text:span><text:span text:style-name="T59_8"><text:s/></text:span><text:span text:style-name="T59_9">été</text:span><text:span text:style-name="T59_10"><text:s/></text:span><text:span text:style-name="T59_11">trouvé</text:span><text:span text:style-name="T59_12">,<text:s/></text:span><text:span text:style-name="T59_13">MyRobotLab</text:span><text:span text:style-name="T59_14">,<text:s/></text:span><text:span text:style-name="T59_15">et</text:span><text:span text:style-name="T59_16"><text:s/></text:span><text:span text:style-name="T59_17">il</text:span><text:span text:style-name="T59_18"><text:s/></text:span><text:span text:style-name="T59_19">dispose</text:span><text:span text:style-name="T59_20"><text:s/></text:span><text:span text:style-name="T59_21">de</text:span><text:span text:style-name="T59_22"><text:s/></text:span><text:span text:style-name="T59_23">nombreux</text:span><text:span text:style-name="T59_24"><text:s/></text:span><text:span text:style-name="T59_25">services</text:span><text:span text:style-name="T59_26"><text:s/></text:span><text:span text:style-name="T59_27">dont</text:span><text:span text:style-name="T59_28"><text:s/></text:span><text:span text:style-name="T59_29">un</text:span><text:span text:style-name="T59_30"><text:s/></text:span><text:span text:style-name="T59_31">pour</text:span><text:span text:style-name="T59_32"><text:s/></text:span><text:span text:style-name="T59_33">gérer</text:span><text:span text:style-name="T59_34"><text:s/></text:span><text:span text:style-name="T59_35">les</text:span><text:span text:style-name="T59_36"><text:s/></text:span><text:span text:style-name="T59_37">mouvements</text:span><text:span text:style-name="T59_38"><text:s/></text:span><text:span text:style-name="T59_39">de</text:span><text:span text:style-name="T59_40"><text:s/></text:span><text:span text:style-name="T59_41">la</text:span><text:span text:style-name="T59_42"><text:s/></text:span><text:span text:style-name="T59_43">tête</text:span><text:span text:style-name="T59_44"><text:s/></text:span><text:span text:style-name="T59_45">et</text:span><text:span text:style-name="T59_46"><text:s/></text:span><text:span text:style-name="T59_47">un</text:span><text:span text:style-name="T59_48"><text:s/></text:span><text:span text:style-name="T59_49">autre</text:span><text:span text:style-name="T59_50"><text:s/></text:span><text:span text:style-name="T59_51">permettant</text:span><text:span text:style-name="T59_52"><text:s/></text:span><text:span text:style-name="T59_53">le</text:span><text:span text:style-name="T59_54"><text:s/></text:span><text:span text:style-name="T59_55">traitement</text:span><text:span text:style-name="T59_56"><text:s/></text:span><text:span text:style-name="T59_57">d</text:span><text:span text:style-name="T59_58">’</text:span><text:span text:style-name="T59_59">image</text:span><text:span text:style-name="T59_60"><text:s/></text:span><text:span text:style-name="T59_61">à</text:span><text:span text:style-name="T59_62"><text:s/></text:span><text:span text:style-name="T59_63">l</text:span><text:span text:style-name="T59_64">’</text:span><text:span text:style-name="T59_65">aide</text:span><text:span text:style-name="T59_66"><text:s/></text:span><text:span text:style-name="T59_67">d</text:span><text:span text:style-name="T59_68">’</text:span><text:span text:style-name="T59_69">un</text:span><text:span text:style-name="T59_70"><text:s/></text:span><text:span text:style-name="T59_71">port</text:span><text:span text:style-name="T59_72"><text:s/></text:span><text:span text:style-name="T59_73">java</text:span><text:span text:style-name="T59_74"><text:s/></text:span><text:span text:style-name="T59_75">de</text:span><text:span text:style-name="T59_76"><text:s/></text:span><text:span text:style-name="T59_77">la</text:span><text:span text:style-name="T59_78"><text:s/></text:span><text:span text:style-name="T59_79">librairie</text:span><text:span text:style-name="T59_80"><text:s/></text:span><text:span text:style-name="T59_81">OpenCv</text:span><text:span text:style-name="T59_82">.<text:s/></text:span><text:span text:style-name="T59_83">Il</text:span><text:span text:style-name="T59_84"><text:s/></text:span><text:span text:style-name="T59_85">permet</text:span><text:span text:style-name="T59_86"><text:s/></text:span><text:span text:style-name="T59_87">notamment</text:span><text:span text:style-name="T59_88"><text:s/></text:span><text:span text:style-name="T59_89">de</text:span><text:span text:style-name="T59_90"><text:s/></text:span><text:span text:style-name="T59_91">gérer</text:span><text:span text:style-name="T59_92"><text:s/></text:span><text:span text:style-name="T59_93">un</text:span><text:span text:style-name="T59_94"><text:s/></text:span><text:span text:style-name="T59_95">arduino</text:span><text:span text:style-name="T59_96">.</text:span></text:p>
        </text:list-item>
        <text:list-item>
          <text:p text:style-name="P60"><text:span text:style-name="T60_1">Nous</text:span><text:span text:style-name="T60_2"><text:s/></text:span><text:span text:style-name="T60_3">avons</text:span><text:span text:style-name="T60_4"><text:s/></text:span><text:span text:style-name="T60_5">installé</text:span><text:span text:style-name="T60_6"><text:s/></text:span><text:span text:style-name="T60_7">le</text:span><text:span text:style-name="T60_8"><text:s/></text:span><text:span text:style-name="T60_9">dit</text:span><text:span text:style-name="T60_10"><text:s/></text:span><text:span text:style-name="T60_11">framework</text:span><text:span text:style-name="T60_12"><text:s/></text:span><text:span text:style-name="T60_13">MyRobotLab</text:span><text:span text:style-name="T60_14"><text:s/></text:span><text:span text:style-name="T60_15">et</text:span><text:span text:style-name="T60_16"><text:s/></text:span><text:span text:style-name="T60_17">commencé</text:span><text:span text:style-name="T60_18"><text:s/></text:span><text:span text:style-name="T60_19">à</text:span><text:span text:style-name="T60_20"><text:s/></text:span><text:span text:style-name="T60_21">le</text:span><text:span text:style-name="T60_22"><text:s/></text:span><text:span text:style-name="T60_23">prendre</text:span><text:span text:style-name="T60_24"><text:s/></text:span><text:span text:style-name="T60_25">en</text:span><text:span text:style-name="T60_26"><text:s/></text:span><text:span text:style-name="T60_27">main</text:span><text:span text:style-name="T60_28"><text:s/></text:span><text:span text:style-name="T60_29">avec</text:span><text:span text:style-name="T60_30"><text:s/></text:span><text:span text:style-name="T60_31">le</text:span><text:span text:style-name="T60_32"><text:s/></text:span><text:span text:style-name="T60_33">matériel</text:span><text:span text:style-name="T60_34"><text:s/></text:span><text:span text:style-name="T60_35">que</text:span><text:span text:style-name="T60_36"><text:s/></text:span><text:span text:style-name="T60_37">nous</text:span><text:span text:style-name="T60_38"><text:s/></text:span><text:span text:style-name="T60_39">avons</text:span><text:span text:style-name="T60_40"><text:s/></text:span><text:span text:style-name="T60_41">à</text:span><text:span text:style-name="T60_42"><text:s/></text:span><text:span text:style-name="T60_43">disposition</text:span><text:span text:style-name="T60_44"><text:s/>(</text:span><text:span text:style-name="T60_45">Arduino</text:span><text:span text:style-name="T60_46">,<text:s/></text:span><text:span text:style-name="T60_47">caméra</text:span><text:span text:style-name="T60_48">).<text:s/></text:span></text:p>
        </text:list-item>
        <text:list-item>
          <text:p text:style-name="P61"><text:span text:style-name="T61_1">Nous</text:span><text:span text:style-name="T61_2"><text:s/></text:span><text:span text:style-name="T61_3">avons</text:span><text:span text:style-name="T61_4"><text:s/></text:span><text:span text:style-name="T61_5">réussi</text:span><text:span text:style-name="T61_6"><text:s/></text:span><text:span text:style-name="T61_7">à</text:span><text:span text:style-name="T61_8"><text:s/></text:span><text:span text:style-name="T61_9">faire</text:span><text:span text:style-name="T61_10"><text:s/></text:span><text:span text:style-name="T61_11">fonctionner</text:span><text:span text:style-name="T61_12"><text:s/></text:span><text:span text:style-name="T61_13">le</text:span><text:span text:style-name="T61_14"><text:s/></text:span><text:span text:style-name="T61_15">service</text:span><text:span text:style-name="T61_16"><text:s/></text:span><text:span text:style-name="T61_17">permettant</text:span><text:span text:style-name="T61_18"><text:s/></text:span><text:span text:style-name="T61_19">la</text:span><text:span text:style-name="T61_20"><text:s/></text:span><text:span text:style-name="T61_21">reconnaissance</text:span><text:span text:style-name="T61_22"><text:s/></text:span><text:span text:style-name="T61_23">et</text:span><text:span text:style-name="T61_24"><text:s/></text:span><text:span text:style-name="T61_25">détection</text:span><text:span text:style-name="T61_26"><text:s/></text:span><text:span text:style-name="T61_27">de</text:span><text:span text:style-name="T61_28"><text:s/></text:span><text:span text:style-name="T61_29">mouvement</text:span><text:span text:style-name="T61_30"><text:s/></text:span><text:span text:style-name="T61_31">à</text:span><text:span text:style-name="T61_32"><text:s/></text:span><text:span text:style-name="T61_33">partir</text:span><text:span text:style-name="T61_34"><text:s/></text:span><text:span text:style-name="T61_35">d</text:span><text:span text:style-name="T61_36">’</text:span><text:span text:style-name="T61_37">un</text:span><text:span text:style-name="T61_38"><text:s/></text:span><text:span text:style-name="T61_39">flux</text:span><text:span text:style-name="T61_40"><text:s/></text:span><text:span text:style-name="T61_41">vidéo</text:span><text:span text:style-name="T61_42"><text:s/></text:span><text:span text:style-name="T61_43">encodé</text:span><text:span text:style-name="T61_44">.</text:span></text:p>
        </text:list-item>
        <text:list-item>
          <text:p text:style-name="P62"><text:span text:style-name="T62_1">Nous</text:span><text:span text:style-name="T62_2"><text:s/></text:span><text:span text:style-name="T62_3">avons</text:span><text:span text:style-name="T62_4"><text:s/></text:span><text:span text:style-name="T62_5">pu</text:span><text:span text:style-name="T62_6"><text:s/></text:span><text:span text:style-name="T62_7">faire</text:span><text:span text:style-name="T62_8"><text:s/></text:span><text:span text:style-name="T62_9">marcher</text:span><text:span text:style-name="T62_10"><text:s/></text:span><text:span text:style-name="T62_11">le</text:span><text:span text:style-name="T62_12"><text:s/></text:span><text:span text:style-name="T62_13">face</text:span><text:span text:style-name="T62_14">-</text:span><text:span text:style-name="T62_15">tracking</text:span><text:span text:style-name="T62_16"><text:s/></text:span><text:span text:style-name="T62_17">avec</text:span><text:span text:style-name="T62_18"><text:s/></text:span><text:span text:style-name="T62_19">la</text:span><text:span text:style-name="T62_20"><text:s/></text:span><text:span text:style-name="T62_21">caméra</text:span><text:span text:style-name="T62_22"><text:s/></text:span><text:span text:style-name="T62_23">que</text:span><text:span text:style-name="T62_24"><text:s/></text:span><text:span text:style-name="T62_25">nous</text:span><text:span text:style-name="T62_26"><text:s/></text:span><text:span text:style-name="T62_27">avons</text:span><text:span text:style-name="T62_28"><text:s/></text:span><text:span text:style-name="T62_29">à</text:span><text:span text:style-name="T62_30"><text:s/></text:span><text:span text:style-name="T62_31">disposition</text:span><text:span text:style-name="T62_32">.<text:s/></text:span></text:p>
        </text:list-item>
      </text:list>
      <text:p text:style-name="P63"/>
      <text:p text:style-name="P64"/>
      <text:h text:style-name="P65" text:outline-level="10"><text:bookmark-start text:name="h.lc8ldh9vz6ah"/><text:bookmark-end text:name="h.lc8ldh9vz6ah"/><text:span text:style-name="T65_1">À</text:span><text:span text:style-name="T65_2"><text:s/></text:span><text:span text:style-name="T65_3">faire</text:span><text:span text:style-name="T65_4"><text:s/>:</text:span></text:h>
      <text:p text:style-name="P66"/>
      <text:list text:style-name="LS6" xml:id="list24">
        <text:list-item>
          <text:p text:style-name="P67"><text:span text:style-name="T67_1">Recherche</text:span><text:span text:style-name="T67_2"><text:s/></text:span><text:span text:style-name="T67_3">du</text:span><text:span text:style-name="T67_4"><text:s/></text:span><text:span text:style-name="T67_5">matériel</text:span><text:span text:style-name="T67_6"><text:s/></text:span><text:span text:style-name="T67_7">de</text:span><text:span text:style-name="T67_8"><text:s/></text:span><text:span text:style-name="T67_9">motorisation</text:span><text:span text:style-name="T67_10"><text:s/></text:span><text:span text:style-name="T67_11">de</text:span><text:span text:style-name="T67_12"><text:s/></text:span><text:span text:style-name="T67_13">la</text:span><text:span text:style-name="T67_14"><text:s/></text:span><text:span text:style-name="T67_15">tête</text:span><text:span text:style-name="T67_16"><text:s/>(</text:span><text:span text:style-name="T67_17">partiellement</text:span><text:span text:style-name="T67_18"><text:s/></text:span><text:span text:style-name="T67_19">fait</text:span><text:span text:style-name="T67_20">)</text:span></text:p>
        </text:list-item>
        <text:list-item>
          <text:p text:style-name="P68"><text:span text:style-name="T68_1">Réaliser</text:span><text:span text:style-name="T68_2"><text:s/></text:span><text:span text:style-name="T68_3">les</text:span><text:span text:style-name="T68_4"><text:s/></text:span><text:span text:style-name="T68_5">pièces</text:span><text:span text:style-name="T68_6"><text:s/></text:span><text:span text:style-name="T68_7">internes</text:span><text:span text:style-name="T68_8"><text:s/></text:span><text:span text:style-name="T68_9">de</text:span><text:span text:style-name="T68_10"><text:s/></text:span><text:span text:style-name="T68_11">la</text:span><text:span text:style-name="T68_12"><text:s/></text:span><text:span text:style-name="T68_13">tête</text:span><text:span text:style-name="T68_14"><text:s/></text:span><text:span text:style-name="T68_15">en</text:span><text:span text:style-name="T68_16"><text:s/></text:span><text:span text:style-name="T68_17">imprimante</text:span><text:span text:style-name="T68_18"><text:s/>3</text:span><text:span text:style-name="T68_19">d</text:span></text:p>
        </text:list-item>
        <text:list-item>
          <text:p text:style-name="P69"><text:span text:style-name="T69_1">Réaliser</text:span><text:span text:style-name="T69_2"><text:s/></text:span><text:span text:style-name="T69_3">le</text:span><text:span text:style-name="T69_4"><text:s/></text:span><text:span text:style-name="T69_5">crâne</text:span><text:span text:style-name="T69_6"><text:s/>(</text:span><text:span text:style-name="T69_7">moulage</text:span><text:span text:style-name="T69_8">,<text:s/></text:span><text:span text:style-name="T69_9">encore</text:span><text:span text:style-name="T69_10"><text:s/></text:span><text:span text:style-name="T69_11">indécis</text:span><text:span text:style-name="T69_12">)</text:span></text:p>
        </text:list-item>
        <text:list-item>
          <text:p text:style-name="P70"><text:span text:style-name="T70_1">Acheter</text:span><text:span text:style-name="T70_2"><text:s/></text:span><text:span text:style-name="T70_3">les</text:span><text:span text:style-name="T70_4"><text:s/></text:span><text:span text:style-name="T70_5">servos</text:span><text:span text:style-name="T70_6"><text:s/>(</text:span><text:span text:style-name="T70_7">suivant</text:span><text:span text:style-name="T70_8"><text:s/></text:span><text:span text:style-name="T70_9">le</text:span><text:span text:style-name="T70_10"><text:s/></text:span><text:span text:style-name="T70_11">budget</text:span><text:span text:style-name="T70_12">)</text:span></text:p>
        </text:list-item>
        <text:list-item>
          <text:p text:style-name="P71"><text:span text:style-name="T71_1">Mettre</text:span><text:span text:style-name="T71_2"><text:s/></text:span><text:span text:style-name="T71_3">en</text:span><text:span text:style-name="T71_4"><text:s/></text:span><text:span text:style-name="T71_5">place</text:span><text:span text:style-name="T71_6"><text:s/></text:span><text:span text:style-name="T71_7">le</text:span><text:span text:style-name="T71_8"><text:s/></text:span><text:span text:style-name="T71_9">service</text:span><text:span text:style-name="T71_10"><text:s/></text:span><text:span text:style-name="T71_11">de</text:span><text:span text:style-name="T71_12"><text:s/></text:span><text:span text:style-name="T71_13">face</text:span><text:span text:style-name="T71_14">/</text:span><text:span text:style-name="T71_15">motion</text:span><text:span text:style-name="T71_16">-</text:span><text:span text:style-name="T71_17">tracking</text:span><text:span text:style-name="T71_18"><text:s/></text:span><text:span text:style-name="T71_19">utilisant</text:span><text:span text:style-name="T71_20"><text:s/></text:span><text:span text:style-name="T71_21">la</text:span><text:span text:style-name="T71_22"><text:s/></text:span><text:span text:style-name="T71_23">vision</text:span><text:span text:style-name="T71_24"><text:s/></text:span><text:span text:style-name="T71_25">stéréoscopique</text:span></text:p>
        </text:list-item>
        <text:list-item>
          <text:p text:style-name="P72"><text:span text:style-name="T72_1">Intégration</text:span><text:span text:style-name="T72_2"><text:s/></text:span><text:span text:style-name="T72_3">de</text:span><text:span text:style-name="T72_4"><text:s/></text:span><text:span text:style-name="T72_5">sous</text:span><text:span text:style-name="T72_6"><text:s/></text:span><text:span text:style-name="T72_7">système</text:span><text:span text:style-name="T72_8"><text:s/></text:span><text:span text:style-name="T72_9">utilisant</text:span><text:span text:style-name="T72_10"><text:s/></text:span><text:span text:style-name="T72_11">l</text:span><text:span text:style-name="T72_12">'</text:span><text:span text:style-name="T72_13">IoT</text:span><text:span text:style-name="T72_14"><text:s/>(</text:span><text:span text:style-name="T72_15">encore</text:span><text:span text:style-name="T72_16"><text:s/></text:span><text:span text:style-name="T72_17">incertain</text:span><text:span text:style-name="T72_18">).</text:span></text:p>
        </text:list-item>
      </text:list>
      <text:p text:style-name="P73"/>
      <text:p text:style-name="P74"/>
      <text:p text:style-name="P75"><text:span text:style-name="T75_1">Voilà</text:span><text:span text:style-name="T75_2"><text:s/></text:span><text:span text:style-name="T75_3">où</text:span><text:span text:style-name="T75_4"><text:s/></text:span><text:span text:style-name="T75_5">nous</text:span><text:span text:style-name="T75_6"><text:s/></text:span><text:span text:style-name="T75_7">en</text:span><text:span text:style-name="T75_8"><text:s/></text:span><text:span text:style-name="T75_9">sommes</text:span><text:span text:style-name="T75_10"><text:s/></text:span><text:span text:style-name="T75_11">pour</text:span><text:span text:style-name="T75_12"><text:s/></text:span><text:span text:style-name="T75_13">le</text:span><text:span text:style-name="T75_14"><text:s/></text:span><text:span text:style-name="T75_15">moment</text:span><text:span text:style-name="T75_16">,<text:s/></text:span><text:span text:style-name="T75_17">nous</text:span><text:span text:style-name="T75_18"><text:s/></text:span><text:span text:style-name="T75_19">mettrons</text:span><text:span text:style-name="T75_20"><text:s/></text:span><text:span text:style-name="T75_21">à</text:span><text:span text:style-name="T75_22"><text:s/></text:span><text:span text:style-name="T75_23">jour</text:span><text:span text:style-name="T75_24"><text:s/></text:span><text:span text:style-name="T75_25">ce</text:span><text:span text:style-name="T75_26"><text:s/></text:span><text:span text:style-name="T75_27">post</text:span><text:span text:style-name="T75_28"><text:s/></text:span><text:span text:style-name="T75_29">de</text:span><text:span text:style-name="T75_30"><text:s/></text:span><text:span text:style-name="T75_31">manière</text:span><text:span text:style-name="T75_32"><text:s/></text:span><text:span text:style-name="T75_33">régulière</text:span><text:span text:style-name="T75_34"><text:s/></text:span><text:span text:style-name="T75_35">pour</text:span><text:span text:style-name="T75_36"><text:s/></text:span><text:span text:style-name="T75_37">vous</text:span><text:span text:style-name="T75_38"><text:s/></text:span><text:span text:style-name="T75_39">tenir</text:span><text:span text:style-name="T75_40"><text:s/></text:span><text:span text:style-name="T75_41">informés</text:span><text:span text:style-name="T75_42"><text:s/></text:span><text:span text:style-name="T75_43">de</text:span><text:span text:style-name="T75_44"><text:s/></text:span><text:span text:style-name="T75_45">notre</text:span><text:span text:style-name="T75_46"><text:s/></text:span><text:span text:style-name="T75_47">état</text:span><text:span text:style-name="T75_48"><text:s/></text:span><text:span text:style-name="T75_49">d</text:span><text:span text:style-name="T75_50">’</text:span><text:span text:style-name="T75_51">avancement</text:span><text:span text:style-name="T75_52"><text:s/></text:span><text:span text:style-name="T75_53">sur</text:span><text:span text:style-name="T75_54"><text:s/></text:span><text:span text:style-name="T75_55">le</text:span><text:span text:style-name="T75_56"><text:s/></text:span><text:span text:style-name="T75_57">projet</text:span><text:span text:style-name="T75_58">.<text:s/></text:span></text:p>
      <text:p text:style-name="P76"><text:span text:style-name="T76_1">Toutes</text:span><text:span text:style-name="T76_2"><text:s/></text:span><text:span text:style-name="T76_3">les</text:span><text:span text:style-name="T76_4"><text:s/></text:span><text:span text:style-name="T76_5">suggestions</text:span><text:span text:style-name="T76_6"><text:s/></text:span><text:span text:style-name="T76_7">sont</text:span><text:span text:style-name="T76_8"><text:s/></text:span><text:span text:style-name="T76_9">les</text:span><text:span text:style-name="T76_10"><text:s/></text:span><text:span text:style-name="T76_11">bienvenues</text:span><text:span text:style-name="T76_12"><text:s/></text:span><text:span text:style-name="T76_13">si</text:span><text:span text:style-name="T76_14"><text:s/></text:span><text:span text:style-name="T76_15">jamais</text:span><text:span text:style-name="T76_16"><text:s/></text:span><text:span text:style-name="T76_17">vous</text:span><text:span text:style-name="T76_18"><text:s/></text:span><text:span text:style-name="T76_19">avez</text:span><text:span text:style-name="T76_20"><text:s/></text:span><text:span text:style-name="T76_21">des</text:span><text:span text:style-name="T76_22"><text:s/></text:span><text:span text:style-name="T76_23">idées</text:span><text:span text:style-name="T76_24"><text:s/></text:span><text:span text:style-name="T76_25">quelles</text:span><text:span text:style-name="T76_26"><text:s/></text:span><text:span text:style-name="T76_27">qu</text:span><text:span text:style-name="T76_28">’</text:span><text:span text:style-name="T76_29">elles</text:span><text:span text:style-name="T76_30"><text:s/></text:span><text:span text:style-name="T76_31">soient</text:span><text:span text:style-name="T76_32"><text:s/></text:span><text:span text:style-name="T76_33">n</text:span><text:span text:style-name="T76_34">’</text:span><text:span text:style-name="T76_35">hésitez</text:span><text:span text:style-name="T76_36"><text:s/></text:span><text:span text:style-name="T76_37">pas</text:span><text:span text:style-name="T76_38"><text:s/></text:span><text:span text:style-name="T76_39">à</text:span><text:span text:style-name="T76_40"><text:s/></text:span><text:span text:style-name="T76_41">nous</text:span><text:span text:style-name="T76_42"><text:s/></text:span><text:span text:style-name="T76_43">en</text:span><text:span text:style-name="T76_44"><text:s/></text:span><text:span text:style-name="T76_45">faire</text:span><text:span text:style-name="T76_46"><text:s/></text:span><text:span text:style-name="T76_47">part</text:span><text:span text:style-name="T76_4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 style:text-underline-style="solid" style:text-underline-color="font-color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